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ff0000" fo:font-weight="bold"/>
    </style:style>
    <style:style style:name="P2" style:family="paragraph" style:parent-style-name="Text_20_body">
      <style:text-properties fo:color="#000080" fo:font-weight="bold"/>
    </style:style>
    <style:style style:name="P3" style:family="paragraph" style:parent-style-name="Text_20_body">
      <style:text-properties fo:color="#008000" fo:font-weight="bold"/>
    </style:style>
    <style:style style:name="P4" style:family="paragraph" style:parent-style-name="Text_20_body">
      <style:text-properties fo:color="#0000ff" fo:font-weight="bold"/>
    </style:style>
    <style:style style:name="T1" style:family="text">
      <style:text-properties fo:color="#808000"/>
    </style:style>
    <style:style style:name="T2" style:family="text">
      <style:text-properties fo:color="#808000" fo:font-weight="bold"/>
    </style:style>
    <style:style style:name="T3" style:family="text">
      <style:text-properties fo:color="#008000"/>
    </style:style>
    <style:style style:name="T4" style:family="text">
      <style:text-properties fo:color="#008000" fo:font-weight="bold"/>
    </style:style>
    <style:style style:name="T5" style:family="text">
      <style:text-properties fo:color="#800000"/>
    </style:style>
    <style:style style:name="T6" style:family="text">
      <style:text-properties fo:color="#800000" fo:font-weight="bold"/>
    </style:style>
    <style:style style:name="T7" style:family="text">
      <style:text-properties fo:color="#000080"/>
    </style:style>
    <style:style style:name="T8" style:family="text">
      <style:text-properties fo:color="#000080" fo:font-weight="bold"/>
    </style:style>
    <style:style style:name="T9" style:family="text">
      <style:text-properties fo:color="#0000ff"/>
    </style:style>
    <style:style style:name="T10" style:family="text">
      <style:text-properties fo:color="#0000ff" fo:font-weight="bold"/>
    </style:style>
    <style:style style:name="T11" style:family="text">
      <style:text-properties fo:color="#ff0000"/>
    </style:style>
    <style:style style:name="T12" style:family="text">
      <style:text-properties fo:color="#ff0000" fo:font-weight="bold"/>
    </style:style>
    <style:style style:name="T13" style:family="text">
      <style:text-properties fo:color="#00bfff"/>
    </style:style>
    <style:style style:name="T14" style:family="text">
      <style:text-properties fo:color="#00bfff" fo:font-weight="bold"/>
    </style:style>
    <style:style style:name="T15" style:family="text">
      <style:text-properties fo:color="#800080"/>
    </style:style>
    <style:style style:name="T16" style:family="text">
      <style:text-properties fo:color="#800080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">Tenda</text:span><text:span text:style-name="T1"> leans in close to Newblood, flushing red, and whispers, "I only goaded Rabid into doing what he did because I thought it would make you jealous..."</text:span></text:p>
      <text:p text:style-name="Text_20_body"><text:span text:style-name="T4">Newblood</text:span>: *just from contact more and more of his body forms, and he gets a warm feeling inside that is no longer cold*</text:p>
      <text:p text:style-name="Text_20_body"><text:span text:style-name="T2">Tenda</text:span><text:span text:style-name="T1"> continues whispering, "I just wanted to give you the courage to try the same kind of things with me..."</text:span></text:p>
      <text:p text:style-name="Text_20_body"><text:span text:style-name="T2">Tenda</text:span><text:span text:style-name="T1"> finishes, "I'm sorry..." and pulls away, hanging her head in shame</text:span></text:p>
      <text:p text:style-name="Text_20_body"><text:span text:style-name="T4">Newblood</text:span><text:span text:style-name="T3"> places a hand on Tenda's back, and brushes her "shame" off, "it's alright, I have been cold for so long I forgot what be warm was like.."</text:span></text:p>
      <text:p text:style-name="Text_20_body"><text:span text:style-name="T4">Newblood</text:span><text:span text:style-name="T3"> makes a small chuckle ;P</text:span></text:p>
      <text:p text:style-name="Text_20_body"><text:span text:style-name="T2">Tenda</text:span>: :stararity:</text:p>
      <text:p text:style-name="Text_20_body"><text:span text:style-name="T2">Tenda</text:span>: I'm sorry I put you through that...</text:p>
      <text:p text:style-name="Text_20_body"><text:span text:style-name="T4">Newblood</text:span>: (I was wanting to include Unity for this next part, but I am really bad at visualizing a board game)</text:p>
      <text:p text:style-name="Text_20_body"><text:span text:style-name="T4">Newblood</text:span>: It's fine, you can stop apologizing now.. so how about we have some fun, Unity.. you into Board Games or card games?</text:p>
      <text:p text:style-name="Text_20_body"><text:span text:style-name="T2">Tenda</text:span>: Not particularly, actually. o-o</text:p>
      <text:p text:style-name="Text_20_body"><text:span text:style-name="T4">Newblood</text:span><text:span text:style-name="T3"> lightly kisses Rwanda's Forehead, letting her know everything will be alright</text:span></text:p>
      <text:p text:style-name="Text_20_body"><text:span text:style-name="T2">Tenda</text:span>: (wh)</text:p>
      <text:p text:style-name="Text_20_body"><text:span text:style-name="T4">Newblood</text:span>: (:Facehoof: PHONE!</text:p>
      <text:p text:style-name="Text_20_body"><text:span text:style-name="T6">Unity</text:span><text:span text:style-name="T5"> teleports behind Tenda</text:span></text:p>
      <text:p text:style-name="Text_20_body"><text:span text:style-name="T4">Newblood</text:span>: (Why it can't leave what I type makes me mad &gt;:c)</text:p>
      <text:p text:style-name="Text_20_body"><text:span text:style-name="T4">Newblood</text:span>: Tenda's</text:p>
      <text:p text:style-name="Text_20_body"><text:span text:style-name="T4">Newblood</text:span>: (ok, im good continue :p)</text:p>
      <text:p text:style-name="Text_20_body"><text:span text:style-name="T2">Tenda</text:span><text:span text:style-name="T1"> finds herself between a half-manifest Lost Soul and a magical unicorn o-o</text:span></text:p>
      <text:p text:style-name="Text_20_body"><text:span text:style-name="T2">Tenda</text:span>: Uhhh...</text:p>
      <text:p text:style-name="Text_20_body"><text:span text:style-name="T4">Newblood</text:span>: (By now I have my body, js )</text:p>
      <text:p text:style-name="Text_20_body"><text:span text:style-name="T2">Tenda</text:span>: (oh yay :D )</text:p>
      <text:p text:style-name="Text_20_body"><text:span text:style-name="T6">Unity</text:span><text:span text:style-name="T5"> holds onto Ms. Tenda's leg</text:span></text:p>
      <text:p text:style-name="Text_20_body"><text:span text:style-name="T2">Tenda</text:span><text:span text:style-name="T1"> looks between the two rapidly</text:span></text:p>
      <text:p text:style-name="Text_20_body"><text:span text:style-name="T2">Tenda</text:span>: Hello yes everyone. o-o;</text:p>
      <text:p text:style-name="Text_20_body"><text:span text:style-name="T4">Newblood</text:span>: You look so cute when your flustered :)</text:p>
      <text:p text:style-name="Text_20_body"><text:span text:style-name="T2">Tenda</text:span><text:span text:style-name="T1"> gets even more flustered o///o</text:span></text:p>
      <text:p text:style-name="Text_20_body"><text:span text:style-name="T4">Newblood</text:span>: Hmm.. if Storm is your teacher.. maybe I could Help</text:p>
      <text:p text:style-name="Text_20_body"><text:span text:style-name="T4">Newblood</text:span>: Unity become less scared</text:p>
      <text:p text:style-name="Text_20_body"><text:span text:style-name="T2">Tenda</text:span>: Will you scare me in the process? :P</text:p>
      <text:p text:style-name="Text_20_body"><text:span text:style-name="T4">Newblood</text:span>: Though, father figure isn't in my DNA :hurrr:</text:p>
      <text:p text:style-name="Text_20_body"><text:span text:style-name="T4">Newblood</text:span>: That would be a waste.. letting that fear linger.. I can't exactly take it in when I'm like this for good reason</text:p>
      <text:p text:style-name="Text_20_body"><text:soft-page-break/><text:span text:style-name="T2">Tenda</text:span>: Wait, you still 'feed off fear'?</text:p>
      <text:p text:style-name="Text_20_body"><text:span text:style-name="T4">Newblood</text:span><text:span text:style-name="T3"> taps Tenda's nose lightly</text:span></text:p>
      <text:p text:style-name="Text_20_body"><text:span text:style-name="T2">Tenda</text:span><text:span text:style-name="T1"> brushes Newblood's hoof with her antennae in response o-o</text:span></text:p>
      <text:p text:style-name="Text_20_body"><text:span text:style-name="T2">Tenda</text:span>: ...you taste funny.</text:p>
      <text:p text:style-name="Text_20_body"><text:span text:style-name="T4">Newblood</text:span>: I can only feed off of fear when I look like a soul, the shell I'm in prevents my feeding</text:p>
      <text:p text:style-name="Text_20_body"><text:span text:style-name="T4">Newblood</text:span>: What do I taste like? Good or Bad?</text:p>
      <text:p text:style-name="Text_20_body"><text:span text:style-name="T2">Tenda</text:span>: You taste like unsettling. :nnghaloo:</text:p>
      <text:p text:style-name="Text_20_body"><text:span text:style-name="T2">Tenda</text:span><text:span text:style-name="T1"> wiggles her antennae to shake the taste off</text:span></text:p>
      <text:p text:style-name="Text_20_body"><text:span text:style-name="T4">Newblood</text:span>: D:</text:p>
      <text:p text:style-name="Text_20_body"><text:span text:style-name="T4">Newblood</text:span>: Hmm, I wonder how I could fix that...</text:p>
      <text:p text:style-name="Text_20_body"><text:span text:style-name="T4">Newblood</text:span><text:span text:style-name="T3"> ponders</text:span></text:p>
      <text:p text:style-name="Text_20_body"><text:span text:style-name="T4">Newblood</text:span>: (For some reason I can't get Sugar, Spice, and everything nice outta my head now)</text:p>
      <text:p text:style-name="Text_20_body"><text:span text:style-name="T2">Tenda</text:span>: (Don't go that far :flail: )</text:p>
      <text:p text:style-name="Text_20_body"><text:span text:style-name="T4">Newblood</text:span>: Soap.. nah.. that wouldn't clean much</text:p>
      <text:p text:style-name="Text_20_body"><text:span text:style-name="T6">Unity</text:span><text:span text:style-name="T5"> hides</text:span></text:p>
      <text:p text:style-name="Text_20_body"><text:span text:style-name="T2">Tenda</text:span>: I'm uhh, not sure this is the kind of thing you can change..</text:p>
      <text:p text:style-name="Text_20_body"><text:span text:style-name="T2">Tenda</text:span>: I admit I don't understand the mechanics of your 'soul and shell' business all that much... at all...</text:p>
      <text:p text:style-name="Text_20_body"><text:span text:style-name="T2">Tenda</text:span>: But this may be a hard-coded kind of thing. o-o</text:p>
      <text:p text:style-name="Text_20_body"><text:span text:style-name="T2">Tenda</text:span>: The antennae are very sensitive. o-o</text:p>
      <text:p text:style-name="Text_20_body"><text:span text:style-name="T4">Newblood</text:span>: So it could be one of those things that time will heal then?</text:p>
      <text:p text:style-name="Text_20_body"><text:span text:style-name="T4">Newblood</text:span>: As we get reaclimated</text:p>
      <text:p text:style-name="Text_20_body"><text:span text:style-name="T2">Tenda</text:span>: Yeah sure something like that.</text:p>
      <text:p text:style-name="Text_20_body"><text:span text:style-name="T4">Newblood</text:span>: (Ihatespellinglargewords​!)</text:p>
      <text:p text:style-name="Text_20_body"><text:span text:style-name="T4">Newblood</text:span>: As long as we are together, I'm sure we will be good ^_^</text:p>
      <text:p text:style-name="Text_20_body"><text:span text:style-name="T4">Newblood</text:span><text:span text:style-name="T3"> wraps an arm around Tenda's Shoulder</text:span></text:p>
      <text:p text:style-name="Text_20_body"><text:span text:style-name="T2">Tenda</text:span>: It's good to have you back. ^^</text:p>
      <text:p text:style-name="Text_20_body"><text:span text:style-name="T4">Newblood</text:span>: It's nice being back</text:p>
      <text:p text:style-name="Text_20_body"><text:span text:style-name="T4">Newblood</text:span><text:span text:style-name="T3"> pulls Tenda in close, forgetting Unity is still attached</text:span></text:p>
      <text:p text:style-name="Text_20_body"><text:span text:style-name="T2">Tenda</text:span><text:span text:style-name="T1"> blushes, and just lets herself lean in on Newblood</text:span></text:p>
      <text:p text:style-name="Text_20_body"><text:span text:style-name="T2">Tenda</text:span>: Well, now that you're back, I just wonder where Rabid got off to...</text:p>
      <text:p text:style-name="Text_20_body"><text:span text:style-name="T4">Newblood</text:span>: Indeed..</text:p>
      <text:p text:style-name="Text_20_body"><text:span text:style-name="T4">Newblood</text:span>: Haven't seen him for quite a few moons</text:p>
      <text:p text:style-name="Text_20_body"><text:span text:style-name="T2">Tenda</text:span>: I need to think of what to do next time I see him. o-o</text:p>
      <text:p text:style-name="Text_20_body"><text:span text:style-name="T4">Newblood</text:span>: Dunno, but I'll say this I don't like playing sherades :P</text:p>
      <text:p text:style-name="Text_20_body"><text:span text:style-name="T2">Tenda</text:span>: Ahhh, I was thinking of something more ... explicit. ^^;</text:p>
      <text:p text:style-name="Text_20_body"><text:span text:style-name="T2">Tenda</text:span>: Maybe we get him _together_ somehow. o-o</text:p>
      <text:p text:style-name="Text_20_body"><text:soft-page-break/><text:span text:style-name="T4">Newblood</text:span>: Hmm.. :good:</text:p>
      <text:p text:style-name="Text_20_body"><text:span text:style-name="T2">Tenda</text:span>: But I mean, you're sure you're okay with that?</text:p>
      <text:p text:style-name="Text_20_body"><text:span text:style-name="T2">Tenda</text:span>: I can only control what happens to a point.</text:p>
      <text:p text:style-name="Text_20_body"><text:span text:style-name="T2">Tenda</text:span>: Part of the thrill Rabid instilled in me was not being in control of the situation. o-o</text:p>
      <text:p text:style-name="Text_20_body"><text:span text:style-name="T4">Newblood</text:span>: What might you have in mind?</text:p>
      <text:p text:style-name="Text_20_body"><text:span text:style-name="T2">Tenda</text:span>: Just like that time with Kulsoria, too. o///o</text:p>
      <text:p text:style-name="Text_20_body"><text:span text:style-name="T2">Tenda</text:span>: Uh!, well, uh.</text:p>
      <text:p text:style-name="Text_20_body"><text:span text:style-name="T2">Tenda</text:span>: He seemed to respond to me teasing him that time. And you sulking off in the shadows.</text:p>
      <text:p text:style-name="Text_20_body"><text:span text:style-name="T2">Tenda</text:span>: This time, you could get involved!</text:p>
      <text:p text:style-name="Text_20_body"><text:span text:style-name="T2">Tenda</text:span>: I get him hot and bothered, and then you show up to throw a wrench into things. *grins mischievously*</text:p>
      <text:p text:style-name="Text_20_body"><text:span text:style-name="T4">Newblood</text:span><text:span text:style-name="T3"> chuckles</text:span></text:p>
      <text:p text:style-name="Text_20_body"><text:span text:style-name="T4">Newblood</text:span><text:span text:style-name="T3"> Huggles Tenda, "this ought to be fun"</text:span></text:p>
      <text:p text:style-name="Text_20_body"><text:span text:style-name="T2">Tenda</text:span>: I hope so. o-o</text:p>
      <text:p text:style-name="Text_20_body"><text:span text:style-name="T2">Tenda</text:span>: Just uh, don't hurt him or anything, okay?</text:p>
      <text:p text:style-name="Text_20_body"><text:span text:style-name="T2">Tenda</text:span>: Within reason.</text:p>
      <text:p text:style-name="Text_20_body"><text:span text:style-name="T2">Tenda</text:span>: He's not going to hurt me, even if it seems like he might. I think.</text:p>
      <text:p text:style-name="Text_20_body"><text:span text:style-name="T2">Tenda</text:span>: ... honestly, I barely know him.</text:p>
      <text:p text:style-name="Text_20_body"><text:span text:style-name="T2">Tenda</text:span>: But I'm touched in the head. o-o;</text:p>
      <text:p text:style-name="Text_20_body"><text:span text:style-name="T2">Tenda</text:span><text:span text:style-name="T1"> pats Newblood reassuringly, "But I'm touched in the heart for you, so don't worry."</text:span></text:p>
      <text:p text:style-name="Text_20_body"><text:span text:style-name="T4">Newblood</text:span>: Okie.. I will try not to hurt ’im</text:p>
      <text:p text:style-name="Text_20_body"><text:span text:style-name="T8">Storm</text:span> joined the chat 9 minutes ago</text:p>
      <text:p text:style-name="Text_20_body"><text:span text:style-name="T6">Unity</text:span>: Mr. Storm!</text:p>
      <text:p text:style-name="Text_20_body"><text:span text:style-name="T4">Newblood</text:span>: No promises though if I get in the heat of the moment..</text:p>
      <text:p text:style-name="Text_20_body"><text:span text:style-name="T8">Storm</text:span>: Bleh?</text:p>
      <text:p text:style-name="Text_20_body"><text:span text:style-name="T2">Tenda</text:span>: Uhhh, alright...</text:p>
      <text:p text:style-name="Text_20_body"><text:span text:style-name="T6">Unity</text:span><text:span text:style-name="T5"> hides behind Stormy</text:span></text:p>
      <text:p text:style-name="Text_20_body"><text:span text:style-name="T2">Tenda</text:span>: But if anyone is going to get hurt I would rather it be me. o-o</text:p>
      <text:p text:style-name="Text_20_body"><text:span text:style-name="T2">Tenda</text:span>: I always wanted to try that. o-o;</text:p>
      <text:p text:style-name="Text_20_body"><text:span text:style-name="T4">Newblood</text:span>: It shouldn't have to come to that though c:</text:p>
      <text:p text:style-name="Text_20_body"><text:span text:style-name="T2">Tenda</text:span>: o///o</text:p>
      <text:p text:style-name="Text_20_body"><text:span text:style-name="T2">Tenda</text:span>: Yeah, right... we have the numbers advantage!</text:p>
      <text:p text:style-name="Text_20_body"><text:span text:style-name="T8">Storm</text:span>: O-o</text:p>
      <text:p text:style-name="Text_20_body"><text:span text:style-name="T4">Newblood</text:span>: So, Storm how goes it?</text:p>
      <text:p text:style-name="Text_20_body"><text:span text:style-name="T8">Storm</text:span>: Err...fine, I guess...</text:p>
      <text:p text:style-name="Text_20_body"><text:span text:style-name="T6">Unity</text:span><text:span text:style-name="T5"> tugs on Storm's tail gently</text:span></text:p>
      <text:p text:style-name="Text_20_body"><text:span text:style-name="T8">Storm</text:span>: I don't feel like tearing my eyes out, so I'm better than normal...</text:p>
      <text:p text:style-name="Text_20_body"><text:soft-page-break/><text:span text:style-name="T8">Storm</text:span>: Hmm?</text:p>
      <text:p text:style-name="Text_20_body"><text:span text:style-name="T8">Storm</text:span><text:span text:style-name="T7"> turns to face Unity</text:span></text:p>
      <text:p text:style-name="Text_20_body"><text:span text:style-name="T6">Unity</text:span>: Mr. Storm, can you show me more magic?</text:p>
      <text:p text:style-name="Text_20_body"><text:span text:style-name="T4">Newblood</text:span><text:span text:style-name="T3"> kisses Tenda's cheek lightly</text:span></text:p>
      <text:p text:style-name="Text_20_body"><text:span text:style-name="T2">Tenda</text:span><text:span text:style-name="T1"> meeps</text:span></text:p>
      <text:p text:style-name="Text_20_body"><text:span text:style-name="T2">Tenda</text:span>: You're a rascal, Newblood. :awesomecheer:</text:p>
      <text:p text:style-name="Text_20_body"><text:span text:style-name="T4">Newblood</text:span>: :ohyou:</text:p>
      <text:p text:style-name="Text_20_body"><text:span text:style-name="T10">Rabid</text:span> joined the chat </text:p>
      <text:p text:style-name="Text_20_body"><text:span text:style-name="T8">Storm</text:span>: Heya Rabid</text:p>
      <text:p text:style-name="Text_20_body"><text:span text:style-name="T8">Storm</text:span><text:span text:style-name="T7"> yawns</text:span></text:p>
      <text:p text:style-name="Text_20_body"><text:span text:style-name="T6">Unity</text:span>: (Hiya Rabid)</text:p>
      <text:p text:style-name="Text_20_body"><text:span text:style-name="T6">Unity</text:span><text:span text:style-name="T5"> tugs some more</text:span></text:p>
      <text:p text:style-name="Text_20_body"><text:span text:style-name="T2">Tenda</text:span>: Hey, Rabid! :sweetieyes:</text:p>
      <text:p text:style-name="Text_20_body"><text:span text:style-name="T10">Rabid</text:span>: Hi everypony :D</text:p>
      <text:p text:style-name="Text_20_body"><text:span text:style-name="T4">Newblood</text:span>: Hey, Rabid</text:p>
      <text:p text:style-name="Text_20_body"><text:span text:style-name="T2">Tenda</text:span>: Been busy somewhere?</text:p>
      <text:p text:style-name="Text_20_body"><text:span text:style-name="T10">Rabid</text:span>: still busy, but i can multitask :smugtrixie:</text:p>
      <text:p text:style-name="Text_20_body"><text:span text:style-name="T2">Tenda</text:span><text:span text:style-name="T1"> gives Newblood a tap on his flank, and a wink, and then excitedly scoots over towards Rabid</text:span></text:p>
      <text:p text:style-name="Text_20_body"><text:span text:style-name="T2">Tenda</text:span>: WELL UH HI THEN RABID.</text:p>
      <text:p text:style-name="Text_20_body"><text:span text:style-name="T4">Newblood</text:span><text:span text:style-name="T3"> nods</text:span></text:p>
      <text:p text:style-name="Text_20_body"><text:span text:style-name="T10">Rabid</text:span><text:span text:style-name="T9"> snuggles close to Tenda</text:span></text:p>
      <text:p text:style-name="Text_20_body"><text:span text:style-name="T10">Rabid</text:span>: Hi there</text:p>
      <text:p text:style-name="Text_20_body"><text:span text:style-name="T8">Storm</text:span>: (So what've I missed?)</text:p>
      <text:p text:style-name="Text_20_body"><text:span text:style-name="T6">Unity</text:span>: (Nothing you need to worry about :newspaper:</text:p>
      <text:p text:style-name="Text_20_body"><text:span text:style-name="T6">Unity</text:span>: Please Mr. Storm?</text:p>
      <text:p text:style-name="Text_20_body"><text:span text:style-name="T2">Tenda</text:span><text:span text:style-name="T1"> stares blankly at Rabid</text:span></text:p>
      <text:p text:style-name="Text_20_body"><text:span text:style-name="T2">Tenda</text:span>: Uhhh yeah hi. o-o</text:p>
      <text:p text:style-name="Text_20_body"><text:span text:style-name="T2">Tenda</text:span><text:span text:style-name="T1"> quickly wracks her brain to fill in some missing details :toomuch:</text:span></text:p>
      <text:p text:style-name="Text_20_body"><text:span text:style-name="T8">Storm</text:span>: Err...sure, I guess...</text:p>
      <text:p text:style-name="Text_20_body"><text:span text:style-name="T8">Storm</text:span><text:span text:style-name="T7"> yawns again</text:span></text:p>
      <text:p text:style-name="Text_20_body"><text:span text:style-name="T2">Tenda</text:span>: Hi Rabid. o-o</text:p>
      <text:p text:style-name="Text_20_body"><text:span text:style-name="T10">Rabid</text:span>: Hi</text:p>
      <text:p text:style-name="Text_20_body"><text:span text:style-name="T6">Unity</text:span><text:span text:style-name="T5"> grins widely</text:span></text:p>
      <text:p text:style-name="Text_20_body"><text:span text:style-name="T2">Tenda</text:span>: I mean.</text:p>
      <text:p text:style-name="Text_20_body"><text:span text:style-name="T8">Storm</text:span>: Err...what would you like to see?</text:p>
      <text:p text:style-name="Text_20_body"><text:span text:style-name="T2">Tenda</text:span><text:span text:style-name="T1"> awkwardly turns to Rabid, and tries to push him over from the shoulders</text:span></text:p>
      <text:p text:style-name="Text_20_body"><text:span text:style-name="T10">Rabid</text:span><text:span text:style-name="T9"> falls over on his back</text:span></text:p>
      <text:p text:style-name="Text_20_body"><text:soft-page-break/><text:span text:style-name="T2">Tenda</text:span><text:span text:style-name="T1"> roughly adjusts herself, a fore hoof on either side of Rabid</text:span></text:p>
      <text:p text:style-name="Text_20_body"><text:span text:style-name="T2">Tenda</text:span>: Uhhh, hi. o///o</text:p>
      <text:p text:style-name="Text_20_body"><text:span text:style-name="T4">Newblood</text:span><text:span text:style-name="T3"> stays suave as it's not time yet</text:span></text:p>
      <text:p text:style-name="Text_20_body"><text:span text:style-name="T10">Rabid</text:span><text:span text:style-name="T9"> giggles</text:span></text:p>
      <text:p text:style-name="Text_20_body"><text:span text:style-name="T10">Rabid</text:span>: Hi...</text:p>
      <text:p text:style-name="Text_20_body"><text:span text:style-name="T2">Tenda</text:span><text:span text:style-name="T1"> tries adjusting her legs again, not sure where she's going</text:span></text:p>
      <text:p text:style-name="Text_20_body"><text:span text:style-name="T2">Tenda</text:span>: It uh it appears I'm on top of you.</text:p>
      <text:p text:style-name="Text_20_body"><text:span text:style-name="T2">Tenda</text:span>: How do you feel about that.</text:p>
      <text:p text:style-name="Text_20_body"><text:span text:style-name="T10">Rabid</text:span>: I feel... good.</text:p>
      <text:p text:style-name="Text_20_body"><text:span text:style-name="T2">Tenda</text:span>: Well... what if I said you were, uh, ... stupid and dumb and weak?</text:p>
      <text:p text:style-name="Text_20_body"><text:span text:style-name="T2">Tenda</text:span><text:span text:style-name="T1"> places a hoof on Rabid's chest</text:span></text:p>
      <text:p text:style-name="Text_20_body"><text:span text:style-name="T2">Tenda</text:span>: Yeah! I'm boss now! o-o</text:p>
      <text:p text:style-name="Text_20_body"><text:span text:style-name="T4">Newblood</text:span><text:span text:style-name="T3"> makes a chuckle too low for anybody to hear</text:span></text:p>
      <text:p text:style-name="Text_20_body"><text:span text:style-name="T10">Rabid</text:span><text:span text:style-name="T9"> blushes</text:span></text:p>
      <text:p text:style-name="Text_20_body"><text:span text:style-name="T10">Rabid</text:span>: oh my</text:p>
      <text:p text:style-name="Text_20_body"><text:span text:style-name="T6">Unity</text:span>: Can I see rain? I want to freeze it again!</text:p>
      <text:p text:style-name="Text_20_body"><text:span text:style-name="T2">Tenda</text:span><text:span text:style-name="T1"> lifts her hoof, to try and replicate Rabid's prior holding down of both her own, but just trips and falls flat on top of him</text:span></text:p>
      <text:p text:style-name="Text_20_body"><text:span text:style-name="T8">Storm</text:span>: Uhh...sure</text:p>
      <text:p text:style-name="Text_20_body"><text:span text:style-name="T8">Storm</text:span>: We should probably go outside, though :rariwat:</text:p>
      <text:p text:style-name="Text_20_body"><text:span text:style-name="T2">Tenda</text:span><text:span text:style-name="T1"> twerks her antennae :rariwat:</text:span></text:p>
      <text:p text:style-name="Text_20_body"><text:span text:style-name="T10">Rabid</text:span><text:span text:style-name="T9"> giggles quietly</text:span></text:p>
      <text:p text:style-name="Text_20_body"><text:span text:style-name="T6">Unity</text:span><text:span text:style-name="T5"> jumps happily outside</text:span></text:p>
      <text:p text:style-name="Text_20_body"><text:span text:style-name="T2">Tenda</text:span>: So uh...</text:p>
      <text:p text:style-name="Text_20_body"><text:span text:style-name="T8">Storm</text:span><text:span text:style-name="T7"> follows Unity outside</text:span></text:p>
      <text:p text:style-name="Text_20_body"><text:span text:style-name="T2">Tenda</text:span><text:span text:style-name="T1"> squeezes her legs around Rabid's sides, propping herself up again</text:span></text:p>
      <text:p text:style-name="Text_20_body"><text:span text:style-name="T2">Tenda</text:span>: I'm gonna be a jerk to you and also you can't stop me!</text:p>
      <text:p text:style-name="Text_20_body"><text:span text:style-name="T2">Tenda</text:span><text:span text:style-name="T1"> looks behind her to Newblood, trying to signal some kind of uncertainty with a waggle of her antennae</text:span></text:p>
      <text:p text:style-name="Text_20_body"><text:span text:style-name="T10">Rabid</text:span><text:span text:style-name="T9"> smiles up innocently at Tenda</text:span></text:p>
      <text:p text:style-name="Text_20_body"><text:span text:style-name="T6">Unity</text:span><text:span text:style-name="T5"> smiles widely at Stormy and waits</text:span></text:p>
      <text:p text:style-name="Text_20_body"><text:span text:style-name="T2">Tenda</text:span>: ...you'remakingthisreall​ydifficultyouknow. :nnghaloo:</text:p>
      <text:p text:style-name="Text_20_body"><text:span text:style-name="T4">Newblood</text:span><text:span text:style-name="T3"> ponders, as not much can be done if one isn't doing much</text:span></text:p>
      <text:p text:style-name="Text_20_body"><text:span text:style-name="T8">Storm</text:span><text:span text:style-name="T7"> waving his glowing horn around far-too dramatically, he summons a small rainstorm</text:span></text:p>
      <text:p text:style-name="Text_20_body"><text:span text:style-name="T6">Unity</text:span>: Cool!</text:p>
      <text:p text:style-name="Text_20_body"><text:span text:style-name="T6">Unity</text:span>: But it's really small... You can't impress much with that size... (:hurrr:)</text:p>
      <text:p text:style-name="Text_20_body"><text:span text:style-name="T8">Storm</text:span>: ( :trarkmmmmf: )</text:p>
      <text:p text:style-name="Text_20_body"><text:soft-page-break/><text:span text:style-name="T2">Tenda</text:span><text:span text:style-name="T1"> shakes Rabid</text:span></text:p>
      <text:p text:style-name="Text_20_body"><text:span text:style-name="T2">Tenda</text:span>: Why aren't you getting angry!</text:p>
      <text:p text:style-name="Text_20_body"><text:span text:style-name="T2">Tenda</text:span>: I'M getting angry you're not getting angry!</text:p>
      <text:p text:style-name="Text_20_body"><text:span text:style-name="T10">Rabid</text:span>: Too good a mood i guess?</text:p>
      <text:p text:style-name="Text_20_body"><text:span text:style-name="T2">Tenda</text:span>: Okay well uhhhh don't take this personally.</text:p>
      <text:p text:style-name="Text_20_body"><text:span text:style-name="T6">Unity</text:span><text:span text:style-name="T5"> raises his horn as it starts to get light blue</text:span></text:p>
      <text:p text:style-name="Text_20_body"><text:span text:style-name="T4">Newblood</text:span><text:span text:style-name="T3"> makes a small sigh..</text:span></text:p>
      <text:p text:style-name="Text_20_body"><text:span text:style-name="T8">Storm</text:span><text:span text:style-name="T7"> grits his teeth in concentration, magic energy spewing from his horn as the storm gets even bigger</text:span></text:p>
      <text:p text:style-name="Text_20_body"><text:span text:style-name="T2">Tenda</text:span><text:span text:style-name="T1"> closes her eyes, raises a hoof ... and slams it down near Rabid's sheathed stallionhood o-o</text:span></text:p>
      <text:p text:style-name="Text_20_body"><text:span text:style-name="T10">Rabid</text:span><text:span text:style-name="T9"> gasps with true fear in his eyes</text:span></text:p>
      <text:p text:style-name="Text_20_body"><text:span text:style-name="T2">Tenda</text:span><text:span text:style-name="T1"> opens one eye, "Did that make you angry?"</text:span></text:p>
      <text:p text:style-name="Text_20_body"><text:span text:style-name="T10">Rabid</text:span>: It scared me</text:p>
      <text:p text:style-name="Text_20_body"><text:span text:style-name="T6">Unity</text:span><text:span text:style-name="T5"> shoots the rain with more ice and freezes the raindrops in mid air</text:span></text:p>
      <text:p text:style-name="Text_20_body"><text:span text:style-name="T2">Tenda</text:span>: Oh.</text:p>
      <text:p text:style-name="Text_20_body"><text:span text:style-name="T2">Tenda</text:span><text:span text:style-name="T1"> shouts over her shoulder, "NEWBLOOD, JUST COME HELP."</text:span></text:p>
      <text:p text:style-name="Text_20_body"><text:span text:style-name="T4">Newblood</text:span>: Well alright.. since Mr happy won't do anything *gets up and walks towards them*</text:p>
      <text:p text:style-name="Text_20_body"><text:span text:style-name="T2">Tenda</text:span><text:span text:style-name="T1"> looks down at Rabid while she straddles him, obviously baffled and unsure where she is going with this</text:span></text:p>
      <text:p text:style-name="Text_20_body"><text:span text:style-name="T6">Unity</text:span>: I did it! :_</text:p>
      <text:p text:style-name="Text_20_body"><text:span text:style-name="T6">Unity</text:span>: :)</text:p>
      <text:p text:style-name="Text_20_body"><text:span text:style-name="T8">Storm</text:span><text:span text:style-name="T7"> flinches at the frozen raindrops hitting him</text:span></text:p>
      <text:p text:style-name="Text_20_body"><text:span text:style-name="T8">Storm</text:span>: Mhmm!</text:p>
      <text:p text:style-name="Text_20_body"><text:span text:style-name="T10">Rabid</text:span><text:span text:style-name="T9"> 's stallionhood starts to push from his sheath as he's straddled</text:span></text:p>
      <text:p text:style-name="Text_20_body"><text:span text:style-name="T6">Unity</text:span><text:span text:style-name="T5"> levitates the raindrops and looks at all of them "They're pretty"</text:span></text:p>
      <text:p text:style-name="Text_20_body"><text:span text:style-name="T4">Newblood</text:span><text:span text:style-name="T3"> makes a small sigh with a hand at his forehead for a moment and, after exasperating what seems like all options</text:span></text:p>
      <text:p text:style-name="Text_20_body"><text:span text:style-name="T2">Tenda</text:span>: :nnghaloo:</text:p>
      <text:p text:style-name="Text_20_body"><text:span text:style-name="T2">Tenda</text:span>: I'm not sure if that is progress...</text:p>
      <text:p text:style-name="Text_20_body"><text:span text:style-name="T4">Newblood</text:span>: Uhh..</text:p>
      <text:p text:style-name="Text_20_body"><text:span text:style-name="T2">Tenda</text:span><text:span text:style-name="T1"> looks pleadingly at Newblood</text:span></text:p>
      <text:p text:style-name="Text_20_body"><text:span text:style-name="T2">Tenda</text:span>: I think I stacked these teams wrong.</text:p>
      <text:p text:style-name="Text_20_body"><text:span text:style-name="T2">Tenda</text:span>: Why am I so bad at this!! :toomuch:</text:p>
      <text:p text:style-name="Text_20_body"><text:span text:style-name="T2">Tenda</text:span>: I would've brought someone else along if I knew I could just quell him myself without trying. :nnghaloo:</text:p>
      <text:p text:style-name="Text_20_body"><text:span text:style-name="T4">Newblood</text:span><text:span text:style-name="T3"> only thing he can think of doing he kisses Tenda right then and there</text:span></text:p>
      <text:p text:style-name="Text_20_body"><text:span text:style-name="T2">Tenda</text:span>: ...what is that supposed to accomplish?!</text:p>
      <text:p text:style-name="Text_20_body"><text:span text:style-name="T2">Tenda</text:span><text:span text:style-name="T1"> raises one hoof to smack Newblood across his face</text:span></text:p>
      <text:p text:style-name="Text_20_body"><text:soft-page-break/><text:span text:style-name="T10">Rabid</text:span><text:span text:style-name="T9"> growls and pushes Newblood away from Tenda</text:span></text:p>
      <text:p text:style-name="Text_20_body"><text:span text:style-name="T4">Newblood</text:span>: well then...</text:p>
      <text:p text:style-name="Text_20_body"><text:span text:style-name="T2">Tenda</text:span><text:span text:style-name="T1"> meeps as she falls off of Rabid, and looks at the two of them o-o</text:span></text:p>
      <text:p text:style-name="Text_20_body"><text:span text:style-name="T2">Tenda</text:span>: ...actually, maybe this can work. :good:</text:p>
      <text:p text:style-name="Text_20_body"><text:span text:style-name="T2">Tenda</text:span>: Newblood, didn't you get sooooo upset after you saw me and Rabid the other day..?</text:p>
      <text:p text:style-name="Text_20_body"><text:span text:style-name="T2">Tenda</text:span>: This Rabid? That one right here?</text:p>
      <text:p text:style-name="Text_20_body"><text:span text:style-name="T4">Newblood</text:span>: I promised I wouldn't hurt anyone.. does this still count?</text:p>
      <text:p text:style-name="Text_20_body"><text:span text:style-name="T2">Tenda</text:span><text:span text:style-name="T1"> dramatically points</text:span></text:p>
      <text:p text:style-name="Text_20_body"><text:span text:style-name="T2">Tenda</text:span>: I take back what I said about hurting.</text:p>
      <text:p text:style-name="Text_20_body"><text:span text:style-name="T2">Tenda</text:span>: Go wild.</text:p>
      <text:p text:style-name="Text_20_body"><text:span text:style-name="T8">Storm</text:span>: *the small storm turns into a veritable torrent of rain, lightning and thunder, his horn glowing very brightly*</text:p>
      <text:p text:style-name="Text_20_body"><text:span text:style-name="T4">Newblood</text:span>: :good:</text:p>
      <text:p text:style-name="Text_20_body"><text:span text:style-name="T2">Tenda</text:span>: I guess I'm watching tonight. o///o</text:p>
      <text:p text:style-name="Text_20_body"><text:span text:style-name="T6">Unity</text:span><text:span text:style-name="T5"> drops the rain and his horn charges yellow</text:span></text:p>
      <text:p text:style-name="Text_20_body"><text:span text:style-name="T4">Newblood</text:span><text:span text:style-name="T3"> pulls a Sledgehammer out of thin air smacking Rabid in the face from the force of coming through</text:span></text:p>
      <text:p text:style-name="Text_20_body"><text:span text:style-name="T2">Tenda</text:span>: ...uh...</text:p>
      <text:p text:style-name="Text_20_body"><text:span text:style-name="T2">Tenda</text:span>: Why do you have a sledgehammer?!</text:p>
      <text:p text:style-name="Text_20_body"><text:span text:style-name="T10">Rabid</text:span><text:span text:style-name="T9"> falls to the ground</text:span></text:p>
      <text:p text:style-name="Text_20_body"><text:span text:style-name="T2">Tenda</text:span>: That's RABID!</text:p>
      <text:p text:style-name="Text_20_body"><text:span text:style-name="T2">Tenda</text:span><text:span text:style-name="T1"> pounces on Newblood</text:span></text:p>
      <text:p text:style-name="Text_20_body"><text:span text:style-name="T10">Rabid</text:span>: OW!</text:p>
      <text:p text:style-name="Text_20_body"><text:span text:style-name="T8">Storm</text:span>: (Now give him a chair shot :hurrr: )</text:p>
      <text:p text:style-name="Text_20_body"><text:span text:style-name="T4">Newblood</text:span>: sorry.. remember portal unless it's unfair..</text:p>
      <text:p text:style-name="Text_20_body"><text:span text:style-name="T2">Tenda</text:span><text:span text:style-name="T1"> tries to wrestle Newblood to the ground, blood visibly flowing through her translucent wings</text:span></text:p>
      <text:p text:style-name="Text_20_body"><text:span text:style-name="T2">Tenda</text:span>: I don't care about your stupid portal, that's RUDE!</text:p>
      <text:p text:style-name="Text_20_body"><text:span text:style-name="T4">Newblood</text:span>: here take it.. *hands it over*</text:p>
      <text:p text:style-name="Text_20_body"><text:span text:style-name="T2">Tenda</text:span><text:span text:style-name="T1"> takes the sledgehammer only long enough to jam the handle into Newblood's ribs, then throwing it aside</text:span></text:p>
      <text:p text:style-name="Text_20_body"><text:span text:style-name="T2">Tenda</text:span>: Take two, and try not to be terrible, okay?!</text:p>
      <text:p text:style-name="Text_20_body"><text:span text:style-name="T4">Newblood</text:span>: Oof!</text:p>
      <text:p text:style-name="Text_20_body"><text:span text:style-name="T2">Tenda</text:span><text:span text:style-name="T1"> rolls off of him, looking at the two stallions lying on the ground in pain</text:span></text:p>
      <text:p text:style-name="Text_20_body"><text:span text:style-name="T2">Tenda</text:span>: ...uh...</text:p>
      <text:p text:style-name="Text_20_body"><text:span text:style-name="T2">Tenda</text:span>: I'm definitely batting in the dark now. o-o</text:p>
      <text:p text:style-name="Text_20_body"><text:span text:style-name="T4">Newblood</text:span>: Luckily I don't bruise easy</text:p>
      <text:p text:style-name="Text_20_body"><text:span text:style-name="T10">Rabid</text:span><text:span text:style-name="T9"> rolls around on the floor holding his face</text:span></text:p>
      <text:p text:style-name="Text_20_body"><text:span text:style-name="T4">Newblood</text:span>: Well this ended badly...</text:p>
      <text:p text:style-name="Text_20_body"><text:soft-page-break/><text:span text:style-name="T2">Tenda</text:span>: It ended badly because of you!</text:p>
      <text:p text:style-name="Text_20_body"><text:span text:style-name="T2">Tenda</text:span>: A SLEDGEHAMMER?</text:p>
      <text:p text:style-name="Text_20_body"><text:span text:style-name="T2">Tenda</text:span><text:span text:style-name="T1"> trots over to Rabid, hovering over him as he rolls around</text:span></text:p>
      <text:p text:style-name="Text_20_body"><text:span text:style-name="T6">Unity</text:span>: *lightning shoots at his horn and hits a rock* Oops :flutterdear:</text:p>
      <text:p text:style-name="Text_20_body"><text:span text:style-name="T2">Tenda</text:span>: So, uh, sorry... about... that...</text:p>
      <text:p text:style-name="Text_20_body"><text:span text:style-name="T4">Newblood</text:span>: *shell starts cracking away*</text:p>
      <text:p text:style-name="Text_20_body"><text:span text:style-name="T4">Newblood</text:span>: Take the broken bits of my shell they act as healing agents</text:p>
      <text:p text:style-name="Text_20_body"><text:span text:style-name="T10">Rabid</text:span><text:span text:style-name="T9"> stops rolling, still holding his face</text:span></text:p>
      <text:p text:style-name="Text_20_body"><text:span text:style-name="T2">Tenda</text:span><text:span text:style-name="T1"> glares at Newblood, "Stop that creepy stuff, too! Keep your shell on, for Equestria's sake!!"</text:span></text:p>
      <text:p text:style-name="Text_20_body"><text:span text:style-name="T2">Tenda</text:span><text:span text:style-name="T1"> gingerly reaches down, to try and peel off one of Rabid's hooves to see if he is hurt badly</text:span></text:p>
      <text:p text:style-name="Text_20_body"><text:span text:style-name="T4">Newblood</text:span>: No.. because of me another person is hurt</text:p>
      <text:p text:style-name="Text_20_body"><text:span text:style-name="T2">Tenda</text:span><text:span text:style-name="T1"> goes back to glaring at Newblood, "AND ANOTHER PERSON IS UNSATISFIED!"</text:span></text:p>
      <text:p text:style-name="Text_20_body"><text:span text:style-name="T8">Storm</text:span><text:span text:style-name="T7"> his eyes start glowing the same colour as his horn, the storm picking up even more tremendously</text:span></text:p>
      <text:p text:style-name="Text_20_body"><text:span text:style-name="T4">Newblood</text:span><text:span text:style-name="T3"> starts losing more.. reverting to soul</text:span></text:p>
      <text:p text:style-name="Text_20_body"><text:span text:style-name="T6">Unity</text:span>: I suck at aiming that one :flutterdear:</text:p>
      <text:p text:style-name="Text_20_body"><text:span text:style-name="T4">Newblood</text:span>: I'll just go to my corner...</text:p>
      <text:p text:style-name="Text_20_body"><text:span text:style-name="T2">Tenda</text:span>: ... ohhhh, c'monnnn, don't do that, Newblood!</text:p>
      <text:p text:style-name="Text_20_body"><text:span text:style-name="T10">Rabid</text:span><text:span text:style-name="T9"> lets tenda take his hooves from his face</text:span></text:p>
      <text:p text:style-name="Text_20_body"><text:span text:style-name="T2">Tenda</text:span>: You know I wanted this to work out differently!</text:p>
      <text:p text:style-name="Text_20_body"><text:span text:style-name="T2">Tenda</text:span><text:span text:style-name="T1"> cautiously looks down at Rabid with one eye</text:span></text:p>
      <text:p text:style-name="Text_20_body"><text:span text:style-name="T4">Newblood</text:span><text:span text:style-name="T3"> a tear falls from his eye, as he loses more..</text:span></text:p>
      <text:p text:style-name="Text_20_body"><text:span text:style-name="T10">Rabid</text:span><text:span text:style-name="T9"> looks up at Tenda</text:span></text:p>
      <text:p text:style-name="Text_20_body"><text:span text:style-name="T4">Newblood</text:span>: I guess it wasn't meant to last</text:p>
      <text:p text:style-name="Text_20_body"><text:span text:style-name="T2">Tenda</text:span><text:span text:style-name="T1"> rapidly looks between Newblood and Rabid, unsure what to do</text:span></text:p>
      <text:p text:style-name="Text_20_body"><text:span text:style-name="T2">Tenda</text:span>: UNNGH, EVERYONE BUT ME IS STUPID!</text:p>
      <text:p text:style-name="Text_20_body"><text:span text:style-name="T10">Rabid</text:span>: :(</text:p>
      <text:p text:style-name="Text_20_body"><text:span text:style-name="T2">Tenda</text:span><text:span text:style-name="T1"> makes her decision, and looks down at Rabid, cradling his head with her hooves</text:span></text:p>
      <text:p text:style-name="Text_20_body"><text:span text:style-name="T2">Tenda</text:span>: S-sorry...</text:p>
      <text:p text:style-name="Text_20_body"><text:span text:style-name="T2">Tenda</text:span>: I uh... owe you a smack to the face with a hammer, I guess.</text:p>
      <text:p text:style-name="Text_20_body"><text:span text:style-name="T10">Rabid</text:span><text:span text:style-name="T9"> smiles weakly</text:span></text:p>
      <text:p text:style-name="Text_20_body"><text:span text:style-name="T10">Rabid</text:span>: I'll smack you in the face with my hammer one of these days.</text:p>
      <text:p text:style-name="Text_20_body"><text:span text:style-name="T2">Tenda</text:span><text:span text:style-name="T1"> blushes, and smiles back</text:span></text:p>
      <text:p text:style-name="Text_20_body"><text:span text:style-name="T2">Tenda</text:span>: I'd like that.</text:p>
      <text:p text:style-name="Text_20_body"><text:span text:style-name="T4">Newblood</text:span><text:span text:style-name="T3"> sees the scene, and just smiles with a tear in his eye.. but it's not enough</text:span></text:p>
      <text:p text:style-name="Text_20_body"><text:span text:style-name="T10">Rabid</text:span><text:span text:style-name="T9"> pulls Tenda down by the mane and kisses her</text:span></text:p>
      <text:p text:style-name="Text_20_body"><text:span text:style-name="T2">Tenda</text:span><text:span text:style-name="T1"> meeps, but after a moment presses the kiss against Rabid as well, running her tongue along </text:span><text:soft-page-break/><text:span text:style-name="T1">the front of his teeth</text:span></text:p>
      <text:p text:style-name="Text_20_body"><text:span text:style-name="T2">Tenda</text:span><text:span text:style-name="T1"> moves herself over him again, without moving her head away from his</text:span></text:p>
      <text:p text:style-name="Text_20_body"><text:span text:style-name="T4">Newblood</text:span>: I guess you chose.. and I'm the dumb one for not thinking.. oh well that's the life I live..</text:p>
      <text:p text:style-name="Text_20_body"><text:span text:style-name="T6">Unity</text:span><text:span text:style-name="T5"> pokes Stormy to see if he's ok</text:span></text:p>
      <text:p text:style-name="Text_20_body"><text:span text:style-name="T4">Newblood</text:span>: Try one stupid move and nearly killed a friend... or at least I thought was one...</text:p>
      <text:p text:style-name="Text_20_body"><text:span text:style-name="T8">Storm</text:span><text:span text:style-name="T7"> ignores Unity, working on making the storm as massive and powerful and terrible as possible</text:span></text:p>
      <text:p text:style-name="Text_20_body"><text:span text:style-name="T2">Tenda</text:span><text:span text:style-name="T1"> flinches while atop Rabid, hearing the boom of very close thunder outside o-o;;</text:span></text:p>
      <text:p text:style-name="Text_20_body"><text:span text:style-name="T4">Newblood</text:span><text:span text:style-name="T3"> goes outside to see what Storm and Unity are up to.. "hey guys.."</text:span></text:p>
      <text:p text:style-name="Text_20_body"><text:span text:style-name="T6">Unity</text:span>: Stormy... It's getting pretty scarying.... :(</text:p>
      <text:p text:style-name="Text_20_body"><text:span text:style-name="T4">Newblood</text:span>: Whatcha doing out... whoa!</text:p>
      <text:p text:style-name="Text_20_body"><text:span text:style-name="T2">Tenda</text:span>: Rabid I think they're doing MAGIC outside. o-o;;</text:p>
      <text:p text:style-name="Text_20_body"><text:span text:style-name="T4">Newblood</text:span><text:span text:style-name="T3"> finds a chair on the porch, watching the what Storm is Brewing up</text:span></text:p>
      <text:p text:style-name="Text_20_body"><text:span text:style-name="T10">Rabid</text:span>: oooh magic</text:p>
      <text:p text:style-name="Text_20_body"><text:span text:style-name="T2">Tenda</text:span>: No! Magic bad!</text:p>
      <text:p text:style-name="Text_20_body"><text:span text:style-name="T2">Tenda</text:span><text:span text:style-name="T1"> lifts Rabid around the neck and shakes him, "THEY'RE WASHING AWAY AND LIGHTNING BOLTING YOUR CHILDREN!"</text:span></text:p>
      <text:p text:style-name="Text_20_body"><text:span text:style-name="T10">Rabid</text:span>: (spooky ooohs don't convey well :flail:)</text:p>
      <text:p text:style-name="Text_20_body"><text:span text:style-name="T8">Storm</text:span><text:span text:style-name="T7"> begins floating a few feet off the ground, oblivious to everything around him but the storm he's conducting</text:span></text:p>
      <text:p text:style-name="Text_20_body"><text:span text:style-name="T10">Rabid</text:span><text:span text:style-name="T9"> 's eyes light with rages as he charges outside</text:span></text:p>
      <text:p text:style-name="Text_20_body"><text:span text:style-name="T2">Tenda</text:span><text:span text:style-name="T1"> remains on the ground a few moments, surprised Rabid shared her enthusiasm, and then follows as far as the doorway</text:span></text:p>
      <text:p text:style-name="Text_20_body"><text:span text:style-name="T4">Newblood</text:span><text:span text:style-name="T3"> starts falling into a deep sleep on the porch..</text:span></text:p>
      <text:p text:style-name="Text_20_body"><text:span text:style-name="T10">Rabid</text:span><text:span text:style-name="T9"> tackles Storm out of the air</text:span></text:p>
      <text:p text:style-name="Text_20_body"><text:span text:style-name="T6">Unity</text:span><text:span text:style-name="T5"> is scared at Rabid's sudden appearance and hides</text:span></text:p>
      <text:p text:style-name="Text_20_body"><text:span text:style-name="T8">Storm</text:span>: O-O</text:p>
      <text:p text:style-name="Text_20_body"><text:span text:style-name="T4">Newblood</text:span><text:span text:style-name="T3"> suddenly wakes up and just sluggishly floats upstairs</text:span></text:p>
      <text:p text:style-name="Text_20_body"><text:span text:style-name="T8">Storm</text:span><text:span text:style-name="T7"> is tackled to the ground, falling out of his trance</text:span></text:p>
      <text:p text:style-name="Text_20_body"><text:span text:style-name="T8">Storm</text:span><text:span text:style-name="T7"> the storm dissipates almost immediately</text:span></text:p>
      <text:p text:style-name="Text_20_body"><text:span text:style-name="T10">Rabid</text:span>: knock it off with the storms</text:p>
      <text:p text:style-name="Text_20_body"><text:span text:style-name="T10">Rabid</text:span><text:span text:style-name="T9"> blood from the sledge hammer attack dribbles down his face onto Storm</text:span></text:p>
      <text:p text:style-name="Text_20_body"><text:span text:style-name="T8">Storm</text:span>: Ow...sorry...</text:p>
      <text:p text:style-name="Text_20_body"><text:span text:style-name="T8">Storm</text:span>: I got a bit...carried away</text:p>
      <text:p text:style-name="Text_20_body"><text:span text:style-name="T10">Rabid</text:span>: You're KILLING my children.</text:p>
      <text:p text:style-name="Text_20_body"><text:span text:style-name="T6">Unity</text:span><text:span text:style-name="T5"> hides behind a nearby tree</text:span></text:p>
      <text:p text:style-name="Text_20_body"><text:span text:style-name="T8">Storm</text:span>: O-o</text:p>
      <text:p text:style-name="Text_20_body"><text:span text:style-name="T8">Storm</text:span>: Children?</text:p>
      <text:p text:style-name="Text_20_body"><text:soft-page-break/><text:span text:style-name="T4">Newblood</text:span><text:span text:style-name="T3"> finds his dark corner in the room, just looking to be alone</text:span></text:p>
      <text:p text:style-name="Text_20_body"><text:span text:style-name="T10">Rabid</text:span>: Yes.</text:p>
      <text:p text:style-name="Text_20_body"><text:span text:style-name="T8">Storm</text:span>: :thehorror:</text:p>
      <text:p text:style-name="Text_20_body"><text:span text:style-name="T4">Newblood</text:span><text:span text:style-name="T3"> wishes he was able to smack himself, but it relentless with his current form</text:span></text:p>
      <text:p text:style-name="Text_20_body"><text:span text:style-name="T8">Storm</text:span><text:span text:style-name="T7"> wipes at the blood on his face o-o</text:span></text:p>
      <text:p text:style-name="Text_20_body"><text:span text:style-name="T8">Storm</text:span>: You...you're bleeding?</text:p>
      <text:p text:style-name="Text_20_body"><text:span text:style-name="T10">Rabid</text:span><text:span text:style-name="T9"> is breathing heavily</text:span></text:p>
      <text:p text:style-name="Text_20_body"><text:span text:style-name="T10">Rabid</text:span>: Yes</text:p>
      <text:p text:style-name="Text_20_body"><text:span text:style-name="T8">Storm</text:span>: Why? Object to the head?</text:p>
      <text:p text:style-name="Text_20_body"><text:span text:style-name="T10">Rabid</text:span>: Yea</text:p>
      <text:p text:style-name="Text_20_body"><text:span text:style-name="T8">Storm</text:span>: O-O</text:p>
      <text:p text:style-name="Text_20_body"><text:span text:style-name="T2">Tenda</text:span><text:span text:style-name="T1"> makes it to the porch, curious to see what commotion is happening..?</text:span></text:p>
      <text:p text:style-name="Text_20_body"><text:span text:style-name="T2">Tenda</text:span>: (oh my window wasn't scrolling loL)</text:p>
      <text:p text:style-name="Text_20_body"><text:span text:style-name="T2">Tenda</text:span>: ( * TRIES TO CATCH UP * :flail: )</text:p>
      <text:p text:style-name="Text_20_body"><text:span text:style-name="T8">Storm</text:span>: Do you...want that bandaged up or something?</text:p>
      <text:p text:style-name="Text_20_body"><text:span text:style-name="T6">Unity</text:span><text:span text:style-name="T5"> peaks out from behind a tree</text:span></text:p>
      <text:p text:style-name="Text_20_body"><text:span text:style-name="T10">Rabid</text:span>: S-sure</text:p>
      <text:p text:style-name="Text_20_body"><text:span text:style-name="T2">Tenda</text:span>: ...thank you, Storm. o///o</text:p>
      <text:p text:style-name="Text_20_body"><text:span text:style-name="T2">Tenda</text:span>: Why didn't I think of offering that, though. :toomuch:</text:p>
      <text:p text:style-name="Text_20_body"><text:span text:style-name="T8">Storm</text:span>: Um...sorry about all that...</text:p>
      <text:p text:style-name="Text_20_body"><text:span text:style-name="T8">Storm</text:span>: the super-mega-destructo-sto​rm...</text:p>
      <text:p text:style-name="Text_20_body"><text:span text:style-name="T8">Storm</text:span><text:span text:style-name="T7"> reaches down to his bag and takes out a roll of bandages</text:span></text:p>
      <text:p text:style-name="Text_20_body"><text:span text:style-name="T2">Tenda</text:span>: ...yeahhhhh...</text:p>
      <text:p text:style-name="Text_20_body"><text:span text:style-name="T10">Rabid</text:span>: Just... keep... them... down.</text:p>
      <text:p text:style-name="Text_20_body"><text:span text:style-name="T2">Tenda</text:span>: Rabid, I thought you were just going to laugh when I said that. :stararity:</text:p>
      <text:p text:style-name="Text_20_body"><text:span text:style-name="T8">Storm</text:span><text:span text:style-name="T7"> begins wrapping the bandages around the wound on Rabid's head</text:span></text:p>
      <text:p text:style-name="Text_20_body"><text:span text:style-name="T6">Unity</text:span><text:span text:style-name="T5"> sees Rabid bleeding and uses a green aura to heal him while hiding</text:span></text:p>
      <text:p text:style-name="Text_20_body"><text:span text:style-name="T10">Rabid</text:span><text:span text:style-name="T9"> is healed before the bandages wrap around his head once</text:span></text:p>
      <text:p text:style-name="Text_20_body"><text:span text:style-name="T10">Rabid</text:span>: wow. good work storm</text:p>
      <text:p text:style-name="Text_20_body"><text:span text:style-name="T8">Storm</text:span>: O-o</text:p>
      <text:p text:style-name="Text_20_body"><text:span text:style-name="T8">Storm</text:span>: Thanks, but....I didn't do that...</text:p>
      <text:p text:style-name="Text_20_body"><text:span text:style-name="T4">Newblood</text:span><text:span text:style-name="T3"> manages to find the one thing that is able to hurt him in this form, just so he can feel the pain others feel...</text:span></text:p>
      <text:p text:style-name="Text_20_body"><text:span text:style-name="T10">Rabid</text:span>: then... who?</text:p>
      <text:p text:style-name="Text_20_body"><text:span text:style-name="T10">Rabid</text:span>: and why would i laught at that tenda?</text:p>
      <text:p text:style-name="Text_20_body"><text:span text:style-name="T2">Tenda</text:span>: I just thought it... I dunno, I didn't think you would care as much for a bunch of caterpillars as I do.</text:p>
      <text:p text:style-name="Text_20_body"><text:soft-page-break/><text:span text:style-name="T2">Tenda</text:span>: I WAS one. You never were. :rariwat:</text:p>
      <text:p text:style-name="Text_20_body"><text:span text:style-name="T10">Rabid</text:span>: well they're... my caterpillars</text:p>
      <text:p text:style-name="Text_20_body"><text:span text:style-name="T2">Tenda</text:span><text:span text:style-name="T1"> winces slightly, embarrassed to hear someone else say it aloud</text:span></text:p>
      <text:p text:style-name="Text_20_body"><text:span text:style-name="T4">Newblood</text:span>: *suddenly there's a flash of light in the upstairs window for no reason*</text:p>
      <text:p text:style-name="Text_20_body"><text:span text:style-name="T8">Storm</text:span><text:span text:style-name="T7"> puts the bandages away, apparently not needing them</text:span></text:p>
      <text:p text:style-name="Text_20_body"><text:span text:style-name="T6">Unity</text:span><text:span text:style-name="T5"> peaks his head out slightly</text:span></text:p>
      <text:p text:style-name="Text_20_body"><text:span text:style-name="T10">Rabid</text:span><text:span text:style-name="T9"> turns around to see Unity, still holding his face</text:span></text:p>
      <text:p text:style-name="Text_20_body"><text:span text:style-name="T10">Rabid</text:span>: You?</text:p>
      <text:p text:style-name="Text_20_body"><text:span text:style-name="T6">Unity</text:span><text:span text:style-name="T5"> squeaks and hides again</text:span></text:p>
      <text:p text:style-name="Text_20_body"><text:span text:style-name="T8">Storm</text:span><text:span text:style-name="T7"> turns to face wherever Rabid's looking, but only catches a glimpse of Unity before he hides</text:span></text:p>
      <text:p text:style-name="Text_20_body"><text:span text:style-name="T4">Newblood</text:span><text:span text:style-name="T3"> breathing heavily, "I...think...that...is..​.suf...ficient...enough.​.." as he lays flat on the floor...</text:span></text:p>
      <text:p text:style-name="Text_20_body"><text:span text:style-name="T2">Tenda</text:span><text:span text:style-name="T1"> curls up on the floor, watching Rabid and Storm</text:span></text:p>
      <text:p text:style-name="Text_20_body"><text:span text:style-name="T10">Rabid</text:span><text:span text:style-name="T9"> trots over to Tenda and licks her face</text:span></text:p>
      <text:p text:style-name="Text_20_body"><text:span text:style-name="T2">Tenda</text:span><text:span text:style-name="T1"> giggles, and looks up at him warmly</text:span></text:p>
      <text:p text:style-name="Text_20_body"><text:span text:style-name="T2">Tenda</text:span>: You do still owe me the smack with the hammer, though.</text:p>
      <text:p text:style-name="Text_20_body"><text:span text:style-name="T8">Storm</text:span><text:span text:style-name="T7"> stares over at Tenda o-o</text:span></text:p>
      <text:p text:style-name="Text_20_body"><text:span text:style-name="T8">Storm</text:span><text:span text:style-name="T7"> then rolls away</text:span></text:p>
      <text:p text:style-name="Text_20_body"><text:span text:style-name="T2">Tenda</text:span>: And it has to feel authentic!</text:p>
      <text:p text:style-name="Text_20_body"><text:span text:style-name="T2">Tenda</text:span>: Otherwise I'm just gonna pounce ya again, or something.</text:p>
      <text:p text:style-name="Text_20_body"><text:span text:style-name="T10">Rabid</text:span><text:span text:style-name="T9"> walk over tenda, his hammer hanging low between his legs. he grabs it with a hoof and smacks it right into her snout</text:span></text:p>
      <text:p text:style-name="Text_20_body"><text:span text:style-name="T8">Storm</text:span>: ( :good: )</text:p>
      <text:p text:style-name="Text_20_body"><text:span text:style-name="T2">Tenda</text:span><text:span text:style-name="T1"> yelps, not having expected that o///o</text:span></text:p>
      <text:p text:style-name="Text_20_body"><text:span text:style-name="T2">Tenda</text:span>: You're... lucky I didn't ... well, I can't bite, but you get the idea!</text:p>
      <text:p text:style-name="Text_20_body"><text:span text:style-name="T2">Tenda</text:span>: I thought you meant a real hammer!!</text:p>
      <text:p text:style-name="Text_20_body"><text:span text:style-name="T10">Rabid</text:span>: Well what did you expect?</text:p>
      <text:p text:style-name="Text_20_body"><text:span text:style-name="T2">Tenda</text:span>: I wanted to get hammered!!</text:p>
      <text:p text:style-name="Text_20_body"><text:span text:style-name="T2">Tenda</text:span><text:span text:style-name="T1"> murrs quietly, and lowers her head to the floor</text:span></text:p>
      <text:p text:style-name="Text_20_body"><text:span text:style-name="T2">Tenda</text:span>: You get to have all the fun...</text:p>
      <text:p text:style-name="Text_20_body"><text:span text:style-name="T10">Rabid</text:span><text:span text:style-name="T9"> flops over on his side, all 4 legs in the air</text:span></text:p>
      <text:p text:style-name="Text_20_body"><text:span text:style-name="T2">Tenda</text:span><text:span text:style-name="T1"> grabs a pebble off the floor, and chucks it at the prone Rabid, grinning</text:span></text:p>
      <text:p text:style-name="Text_20_body"><text:span text:style-name="T2">Tenda</text:span>: "All hands down?" Wait, that's backwards...</text:p>
      <text:p text:style-name="Text_20_body"><text:span text:style-name="T2">Tenda</text:span>: I'm bad at maritime metaphors...</text:p>
      <text:p text:style-name="Text_20_body"><text:span text:style-name="T8">Storm</text:span> joined the chat 6 seconds ago</text:p>
      <text:p text:style-name="Text_20_body"><text:span text:style-name="T2">Tenda</text:span>: Well, if you're sunk for the night...</text:p>
      <text:p text:style-name="Text_20_body"><text:span text:style-name="T2">Tenda</text:span>: And Newblood slunk off to angst...</text:p>
      <text:p text:style-name="Text_20_body"><text:soft-page-break/><text:span text:style-name="T10">Rabid</text:span><text:span text:style-name="T9"> flinches as the rock hits him</text:span></text:p>
      <text:p text:style-name="Text_20_body"><text:span text:style-name="T2">Tenda</text:span><text:span text:style-name="T1"> rolls from side to side, privately musing</text:span></text:p>
      <text:p text:style-name="Text_20_body"><text:span text:style-name="T10">Rabid</text:span><text:span text:style-name="T9"> rolls and grabs tenda</text:span></text:p>
      <text:p text:style-name="Text_20_body"><text:span text:style-name="T2">Tenda</text:span><text:span text:style-name="T1"> meeps o-o</text:span></text:p>
      <text:p text:style-name="Text_20_body"><text:span text:style-name="T2">Tenda</text:span>: Do you have a problem?</text:p>
      <text:p text:style-name="Text_20_body"><text:span text:style-name="T10">Rabid</text:span>: not particularly. how about you?</text:p>
      <text:p text:style-name="Text_20_body"><text:span text:style-name="T4">Newblood</text:span><text:span text:style-name="T3"> is passed out on the floor from electricity</text:span></text:p>
      <text:p text:style-name="Text_20_body"><text:span text:style-name="T2">Tenda</text:span>: Nothing I'm going to tell you. *grins slyly*</text:p>
      <text:p text:style-name="Text_20_body"><text:span text:style-name="T10">Rabid</text:span>: oh?</text:p>
      <text:p text:style-name="Text_20_body"><text:span text:style-name="T2">Tenda</text:span>: Gawrshhhh, Rabid...</text:p>
      <text:p text:style-name="Text_20_body"><text:span text:style-name="T2">Tenda</text:span>: Don't do this NOW, you could have spared yourself some brain cells doing it earlier...</text:p>
      <text:p text:style-name="Text_20_body"><text:span text:style-name="T10">Rabid</text:span>: i didn't lose any brain cells. just some cartilage in my snout</text:p>
      <text:p text:style-name="Text_20_body"><text:span text:style-name="T6">Unity</text:span><text:span text:style-name="T5"> teleports into the room with Rabid and Tenda, squealing and hides behind the couch</text:span></text:p>
      <text:p text:style-name="Text_20_body"><text:span text:style-name="T2">Tenda</text:span>: Lovely.</text:p>
      <text:p text:style-name="Text_20_body"><text:span text:style-name="T2">Tenda</text:span>: I guess you didn't have any spare brains to lose.</text:p>
      <text:p text:style-name="Text_20_body"><text:span text:style-name="T2">Tenda</text:span><text:span text:style-name="T1"> taps Rabid lightly on the head</text:span></text:p>
      <text:p text:style-name="Text_20_body"><text:span text:style-name="T4">Newblood</text:span> joined the chat </text:p>
      <text:p text:style-name="Text_20_body"><text:span text:style-name="T10">Rabid</text:span><text:span text:style-name="T9"> looks down</text:span></text:p>
      <text:p text:style-name="Text_20_body"><text:span text:style-name="T4">Newblood</text:span><text:span text:style-name="T3"> appears behind Unity, still weak from shocking himself</text:span></text:p>
      <text:p text:style-name="Text_20_body"><text:span text:style-name="T4">Newblood</text:span><text:span text:style-name="T3"> quietly, "hi..."</text:span></text:p>
      <text:p text:style-name="Text_20_body"><text:span text:style-name="T12">Yoko</text:span> was unsilenced</text:p>
      <text:p text:style-name="Text_20_body"><text:span text:style-name="T6">Unity</text:span><text:span text:style-name="T5"> looks around the couch and stares at Rabid, not hearing Newblood</text:span></text:p>
      <text:p text:style-name="Text_20_body"><text:span text:style-name="T2">Tenda</text:span><text:span text:style-name="T1"> raps Rabid on the head again</text:span></text:p>
      <text:p text:style-name="Text_20_body"><text:span text:style-name="T8">Storm</text:span><text:span text:style-name="T7"> continues rolling around outside</text:span></text:p>
      <text:p text:style-name="Text_20_body"><text:span text:style-name="T12">Yoko</text:span><text:span text:style-name="T11"> passes out from being gagged for so long</text:span></text:p>
      <text:p text:style-name="Text_20_body"><text:span text:style-name="T10">Rabid</text:span><text:span text:style-name="T9"> looks up at Tenda</text:span></text:p>
      <text:p text:style-name="Text_20_body"><text:span text:style-name="T10">Rabid</text:span>: Yes, Ms. Tenda?</text:p>
      <text:p text:style-name="Text_20_body"><text:span text:style-name="T12">Yoko</text:span>: (I apologize for murdering Tenda and other various things)</text:p>
      <text:p text:style-name="Text_20_body"><text:span text:style-name="T2">Tenda</text:span>: Oh, c'mon, that's what the FOAL calls me.</text:p>
      <text:p text:style-name="Text_20_body"><text:span text:style-name="T2">Tenda</text:span><text:span text:style-name="T1"> shoves Rabid aside, and stands up, dusting herself off</text:span></text:p>
      <text:p text:style-name="Text_20_body"><text:span text:style-name="T2">Tenda</text:span>: You're losing your edge.</text:p>
      <text:p text:style-name="Text_20_body"><text:span text:style-name="T4">Newblood</text:span><text:span text:style-name="T3"> pokes Yoko weakly</text:span></text:p>
      <text:p text:style-name="Text_20_body"><text:span text:style-name="T10">Rabid</text:span>: Would you prefer...</text:p>
      <text:p text:style-name="Text_20_body"><text:span text:style-name="T6">Unity</text:span>: Ms. Tenda, are you hurt?</text:p>
      <text:p text:style-name="Text_20_body"><text:span text:style-name="T10">Rabid</text:span>: mistress?</text:p>
      <text:p text:style-name="Text_20_body"><text:span text:style-name="T12">Yoko</text:span>: (did that officially happen or is it no longer real)</text:p>
      <text:p text:style-name="Text_20_body"><text:span text:style-name="T2">Tenda</text:span><text:span text:style-name="T1"> glares sharply at Rabid, answering Unity instead without averting that death gaze</text:span></text:p>
      <text:p text:style-name="Text_20_body"><text:soft-page-break/><text:span text:style-name="T2">Tenda</text:span>: No.</text:p>
      <text:p text:style-name="Text_20_body"><text:span text:style-name="T12">Yoko</text:span>: (hurrr)</text:p>
      <text:p text:style-name="Text_20_body"><text:span text:style-name="T2">Tenda</text:span>: I'm fine, Unity.</text:p>
      <text:p text:style-name="Text_20_body"><text:span text:style-name="T10">Rabid</text:span>: (its retconned out)</text:p>
      <text:p text:style-name="Text_20_body"><text:span text:style-name="T2">Tenda</text:span>: But Rabid got his head bonked. Spend some time with him.</text:p>
      <text:p text:style-name="Text_20_body"><text:span text:style-name="T12">Yoko</text:span>: (back to being 2 ponies in one body then</text:p>
      <text:p text:style-name="Text_20_body"><text:span text:style-name="T2">Tenda</text:span><text:span text:style-name="T1"> trots out the front door, and quickly ducks to the side of the porch out of sight, watching Storm roll around outside by his lonesome</text:span></text:p>
      <text:p text:style-name="Text_20_body"><text:span text:style-name="T2">Tenda</text:span>: (I think we are retconning out your 'death' too)</text:p>
      <text:p text:style-name="Text_20_body"><text:span text:style-name="T12">Yoko</text:span> changed name to <text:span text:style-name="T14">JoYoko</text:span></text:p>
      <text:p text:style-name="Text_20_body"><text:span text:style-name="T10">Rabid</text:span>: (we are.</text:p>
      <text:p text:style-name="Text_20_body"><text:span text:style-name="T14">JoYoko</text:span>: (oh)</text:p>
      <text:p text:style-name="Text_20_body"><text:span text:style-name="T2">Tenda</text:span>: (that whole arc never happened, except we all live in your house now Brady Bunch style 8)</text:p>
      <text:p text:style-name="Text_20_body"><text:span text:style-name="T6">Unity</text:span><text:span text:style-name="T5"> slowly approaches Rabid and looks up at him, scratching his hoof in the ground</text:span></text:p>
      <text:p text:style-name="Text_20_body"><text:span text:style-name="T14">JoYoko</text:span>: (then this pony no longer exists)</text:p>
      <text:p text:style-name="Text_20_body"><text:span text:style-name="T14">JoYoko</text:span><text:span text:style-name="T13"> poofs</text:span></text:p>
      <text:p text:style-name="Text_20_body"><text:span text:style-name="T14">JoYoko</text:span> changed name to <text:span text:style-name="T12">Yoko</text:span></text:p>
      <text:p text:style-name="Text_20_body"><text:span text:style-name="T2">Tenda</text:span><text:span text:style-name="T1"> shouts out into the front yard, "Stooooooooooooorm?"</text:span></text:p>
      <text:p text:style-name="Text_20_body"><text:span text:style-name="T10">Rabid</text:span><text:span text:style-name="T9"> shyly looks at Unity</text:span></text:p>
      <text:p text:style-name="Text_20_body"><text:span text:style-name="T12">Yoko</text:span><text:span text:style-name="T11"> scratches head</text:span></text:p>
      <text:p text:style-name="Text_20_body"><text:span text:style-name="T8">Storm</text:span>: O-o</text:p>
      <text:p text:style-name="Text_20_body"><text:span text:style-name="T2">Tenda</text:span>: Storm, I need help with my pillow fort.</text:p>
      <text:p text:style-name="Text_20_body"><text:span text:style-name="T6">Unity</text:span>: Hi- Hi Mr. Rabid...</text:p>
      <text:p text:style-name="Text_20_body"><text:span text:style-name="T2">Tenda</text:span>: Wanna come upstairs?</text:p>
      <text:p text:style-name="Text_20_body"><text:span text:style-name="T8">Storm</text:span><text:span text:style-name="T7"> stops rolling, landing on his back, upside down and shouts back "Whaaaaaat?"</text:span></text:p>
      <text:p text:style-name="Text_20_body"><text:span text:style-name="T12">Yoko</text:span>: Rabid, I think we should pick up our little Filly from Celestia and actually save Twilight this time</text:p>
      <text:p text:style-name="Text_20_body"><text:span text:style-name="T8">Storm</text:span>: Ohh...</text:p>
      <text:p text:style-name="Text_20_body"><text:span text:style-name="T8">Storm</text:span>: Err...okay</text:p>
      <text:p text:style-name="Text_20_body"><text:span text:style-name="T10">Rabid</text:span>: Oh you don't have to call me Mr. You can just call me Rabid.</text:p>
      <text:p text:style-name="Text_20_body"><text:span text:style-name="T12">Yoko</text:span><text:span text:style-name="T11"> rolls her eyes</text:span></text:p>
      <text:p text:style-name="Text_20_body"><text:span text:style-name="T2">Tenda</text:span>: OKAY GREAT.</text:p>
      <text:p text:style-name="Text_20_body"><text:span text:style-name="T8">Storm</text:span><text:span text:style-name="T7"> rolls upright, covered in mud, and follows Tenda</text:span></text:p>
      <text:p text:style-name="Text_20_body"><text:span text:style-name="T2">Tenda</text:span><text:span text:style-name="T1"> gallops back inside, and half-stumbles up the stairs, blitzing to the upstairs bedroom</text:span></text:p>
      <text:p text:style-name="Text_20_body"><text:span text:style-name="T4">Newblood</text:span><text:span text:style-name="T3"> goes back to his corner, alone</text:span></text:p>
      <text:p text:style-name="Text_20_body"><text:span text:style-name="T6">Unity</text:span>: Oh- O- Ok... R- Rabid...</text:p>
      <text:p text:style-name="Text_20_body"><text:span text:style-name="T10">Rabid</text:span>: (i don't think that part of our continuity is in this universe)</text:p>
      <text:p text:style-name="Text_20_body"><text:soft-page-break/><text:span text:style-name="T10">Rabid</text:span><text:span text:style-name="T9"> smiles warmly at Unity</text:span></text:p>
      <text:p text:style-name="Text_20_body"><text:span text:style-name="T6">Unity</text:span>: I- Is your head ok?</text:p>
      <text:p text:style-name="Text_20_body"><text:span text:style-name="T8">Storm</text:span><text:span text:style-name="T7"> follows Tenda to the room, still covered in mud</text:span></text:p>
      <text:p text:style-name="Text_20_body"><text:span text:style-name="T10">Rabid</text:span><text:span text:style-name="T9"> rubs his head</text:span></text:p>
      <text:p text:style-name="Text_20_body"><text:span text:style-name="T10">Rabid</text:span>: i... i think so</text:p>
      <text:p text:style-name="Text_20_body"><text:span text:style-name="T2">Tenda</text:span><text:span text:style-name="T1"> is standing at full height on top of the stripped bed when Storm makes it upstairs</text:span></text:p>
      <text:p text:style-name="Text_20_body"><text:span text:style-name="T2">Tenda</text:span>: Hi there, mister muddy. o-o</text:p>
      <text:p text:style-name="Text_20_body"><text:span text:style-name="T6">Unity</text:span>: So... I helped?</text:p>
      <text:p text:style-name="Text_20_body"><text:span text:style-name="T8">Storm</text:span>: O-o</text:p>
      <text:p text:style-name="Text_20_body"><text:span text:style-name="T8">Storm</text:span><text:span text:style-name="T7"> stares down at his mud-covered self</text:span></text:p>
      <text:p text:style-name="Text_20_body"><text:span text:style-name="T8">Storm</text:span>: Oh...</text:p>
      <text:p text:style-name="Text_20_body"><text:span text:style-name="T10">Rabid</text:span>: was that you?</text:p>
      <text:p text:style-name="Text_20_body"><text:span text:style-name="T2">Tenda</text:span><text:span text:style-name="T1"> motions towards the pillow pile</text:span></text:p>
      <text:p text:style-name="Text_20_body"><text:span text:style-name="T2">Tenda</text:span>: C'mon, c'mon!</text:p>
      <text:p text:style-name="Text_20_body"><text:span text:style-name="T2">Tenda</text:span>: Get moving!</text:p>
      <text:p text:style-name="Text_20_body"><text:span text:style-name="T6">Unity</text:span><text:span text:style-name="T5"> lowers his head a bit shyly and nods</text:span></text:p>
      <text:p text:style-name="Text_20_body"><text:span text:style-name="T2">Tenda</text:span>: Forget the dirt I don't care.</text:p>
      <text:p text:style-name="Text_20_body"><text:span text:style-name="T8">Storm</text:span><text:span text:style-name="T7"> hops onto the pillow pile</text:span></text:p>
      <text:p text:style-name="Text_20_body"><text:span text:style-name="T8">Storm</text:span><text:span text:style-name="T7"> begins rebuilding the fort :hurrr:</text:span></text:p>
      <text:p text:style-name="Text_20_body"><text:span text:style-name="T2">Tenda</text:span><text:span text:style-name="T1"> climbs off the bed, approaching Storm putting her approach between herself and the stairwell</text:span></text:p>
      <text:p text:style-name="Text_20_body"><text:span text:style-name="T10">Rabid</text:span><text:span text:style-name="T9"> lies down and looks up at Unity</text:span></text:p>
      <text:p text:style-name="Text_20_body"><text:span text:style-name="T2">Tenda</text:span>: SO HEY STORM.</text:p>
      <text:p text:style-name="Text_20_body"><text:span text:style-name="T10">Rabid</text:span>: thank you</text:p>
      <text:p text:style-name="Text_20_body"><text:span text:style-name="T8">Storm</text:span><text:span text:style-name="T7"> without looking up from the pillow-fort building</text:span></text:p>
      <text:p text:style-name="Text_20_body"><text:span text:style-name="T8">Storm</text:span>: WHAT?</text:p>
      <text:p text:style-name="Text_20_body"><text:span text:style-name="T2">Tenda</text:span>: ...</text:p>
      <text:p text:style-name="Text_20_body"><text:span text:style-name="T2">Tenda</text:span><text:span text:style-name="T1"> rears up, and smacks Storm's plot with her full weight as she comes back down</text:span></text:p>
      <text:p text:style-name="Text_20_body"><text:span text:style-name="T6">Unity</text:span>: I- I don't like seeing others in pain...</text:p>
      <text:p text:style-name="Text_20_body"><text:span text:style-name="T8">Storm</text:span>: O-O</text:p>
      <text:p text:style-name="Text_20_body"><text:span text:style-name="T2">Tenda</text:span>: Rabid is going soft. o-o</text:p>
      <text:p text:style-name="Text_20_body"><text:span text:style-name="T2">Tenda</text:span>: I don't want to make him end up that way permanently. o-o</text:p>
      <text:p text:style-name="Text_20_body"><text:span text:style-name="T10">Rabid</text:span><text:span text:style-name="T9"> 's ears prick up</text:span></text:p>
      <text:p text:style-name="Text_20_body"><text:span text:style-name="T2">Tenda</text:span>: So I need to make him angry. Also I need to get my needs met. o///o</text:p>
      <text:p text:style-name="Text_20_body"><text:span text:style-name="T2">Tenda</text:span><text:span text:style-name="T1"> flops herself on top of Storm</text:span></text:p>
      <text:p text:style-name="Text_20_body"><text:span text:style-name="T8">Storm</text:span><text:span text:style-name="T7"> flails</text:span></text:p>
      <text:p text:style-name="Text_20_body"><text:span text:style-name="T4">Newblood</text:span><text:span text:style-name="T3"> bored, he wanders up and down the hall</text:span></text:p>
      <text:p text:style-name="Text_20_body"><text:soft-page-break/><text:span text:style-name="T6">Unity</text:span><text:span text:style-name="T5"> nudges Rabid with his horn slowly, it growing a bit green</text:span></text:p>
      <text:p text:style-name="Text_20_body"><text:span text:style-name="T10">Rabid</text:span><text:span text:style-name="T9"> turns to Unity</text:span></text:p>
      <text:p text:style-name="Text_20_body"><text:span text:style-name="T2">Tenda</text:span><text:span text:style-name="T1"> giggles, and rolls Storm onto his side</text:span></text:p>
      <text:p text:style-name="Text_20_body"><text:span text:style-name="T10">Rabid</text:span>: What'cha doing there, little buddy?</text:p>
      <text:p text:style-name="Text_20_body"><text:span text:style-name="T2">Tenda</text:span>: This works out perfectly.</text:p>
      <text:p text:style-name="Text_20_body"><text:span text:style-name="T2">Tenda</text:span>: You're wonderful for helping.</text:p>
      <text:p text:style-name="Text_20_body"><text:span text:style-name="T2">Tenda</text:span>: Just, unnh... lemme think about how to get this going...</text:p>
      <text:p text:style-name="Text_20_body"><text:span text:style-name="T8">Storm</text:span><text:span text:style-name="T7"> stares, perplexed</text:span></text:p>
      <text:p text:style-name="Text_20_body"><text:span text:style-name="T12">Yoko</text:span><text:span text:style-name="T11"> wakes up</text:span></text:p>
      <text:p text:style-name="Text_20_body"><text:span text:style-name="T6">Unity</text:span>: Ummm... This should... help a little bit.. *rabid's body gets covered in a green soothing mist which lingers on*</text:p>
      <text:p text:style-name="Text_20_body"><text:span text:style-name="T2">Tenda</text:span><text:span text:style-name="T1"> rolls Storm over again, now so that his belly is facing up, and presses herself more firmly on top of him</text:span></text:p>
      <text:p text:style-name="Text_20_body"><text:span text:style-name="T12">Yoko</text:span><text:span text:style-name="T11"> glares at Rabid</text:span></text:p>
      <text:p text:style-name="Text_20_body"><text:span text:style-name="T2">Tenda</text:span>: I think this is... how it got started last time...</text:p>
      <text:p text:style-name="Text_20_body"><text:span text:style-name="T12">Yoko</text:span>: We need to go get our little filly!</text:p>
      <text:p text:style-name="Text_20_body"><text:span text:style-name="T12">Yoko</text:span><text:span text:style-name="T11"> flails</text:span></text:p>
      <text:p text:style-name="Text_20_body"><text:span text:style-name="T10">Rabid</text:span>: (we don't have a filly in the chatzy continuity)</text:p>
      <text:p text:style-name="Text_20_body"><text:span text:style-name="T2">Tenda</text:span><text:span text:style-name="T1"> begins awkwardly and unsteadily rubbing herself against Storm's lower half, slowly getting into a regular rhythm, while she breathes heavily with strange, glittering eyes staring into his</text:span></text:p>
      <text:p text:style-name="Text_20_body"><text:span text:style-name="T8">Storm</text:span>: (We're a new continuity now?)</text:p>
      <text:p text:style-name="Text_20_body"><text:span text:style-name="T4">Newblood</text:span><text:span text:style-name="T3"> pops just his head up through the floor of a random room</text:span></text:p>
      <text:p text:style-name="Text_20_body"><text:span text:style-name="T10">Rabid</text:span>: What... what was that?</text:p>
      <text:p text:style-name="Text_20_body"><text:span text:style-name="T8">Storm</text:span><text:span text:style-name="T7"> appears unsettled, though his body starts betraying him</text:span></text:p>
      <text:p text:style-name="Text_20_body"><text:span text:style-name="T2">Tenda</text:span><text:span text:style-name="T1"> begins sloppily sucking on Storm's neck with her toothless mouth, antennae gently brushing across his cheeks and eyes</text:span></text:p>
      <text:p text:style-name="Text_20_body"><text:span text:style-name="T2">Tenda</text:span>: Just bring it out, and then we can finish fast...</text:p>
      <text:p text:style-name="Text_20_body"><text:span text:style-name="T2">Tenda</text:span>: And I can bring some more lovely babies into the world to replace the ones you STUPIDLY insist on washing away...</text:p>
      <text:p text:style-name="Text_20_body"><text:span text:style-name="T6">Unity</text:span>: It... It should make you feel really good... Like... happy.. H-how do you feel?</text:p>
      <text:p text:style-name="Text_20_body"><text:span text:style-name="T10">Rabid</text:span>: i think so</text:p>
      <text:p text:style-name="Text_20_body"><text:span text:style-name="T12">Yoko</text:span>: (aww barnacles)</text:p>
      <text:p text:style-name="Text_20_body"><text:span text:style-name="T12">Yoko</text:span>: ( I have no RP ideas because you deleted the old arc)</text:p>
      <text:p text:style-name="Text_20_body"><text:span text:style-name="T8">Storm</text:span><text:span text:style-name="T7"> shuts his eyes, imagining himself anywhere but there, his body betraying him even more</text:span></text:p>
      <text:p text:style-name="Text_20_body"><text:span text:style-name="T2">Tenda</text:span>: And I can rub this all over little flitting Watcher's stupid, popular face...</text:p>
      <text:p text:style-name="Text_20_body"><text:span text:style-name="T4">Newblood</text:span><text:span text:style-name="T3"> pops into the same room as Rabid and Unity, making it so he isn't seen, but can still be heard, "hey.. Uhh got a minute?"</text:span></text:p>
      <text:p text:style-name="Text_20_body"><text:span text:style-name="T6">Unity</text:span><text:span text:style-name="T5"> looks at Newblood and quickly hides behind Rabid</text:span></text:p>
      <text:p text:style-name="Text_20_body"><text:soft-page-break/><text:span text:style-name="T2">Tenda</text:span><text:span text:style-name="T1"> begins pressing herself more forcefully against Storm, smearing him with the warm and glue-like fluids dripping from her ovipositor and marehood</text:span></text:p>
      <text:p text:style-name="Text_20_body"><text:span text:style-name="T8">Storm</text:span><text:span text:style-name="T7"> begins flailing, pushing against Tenda and trying to get her off him</text:span></text:p>
      <text:p text:style-name="Text_20_body"><text:span text:style-name="T2">Tenda</text:span><text:span text:style-name="T1"> giggles, squeezing her thighs tightly around him, and pushing her two fore hooves deeply against his chest</text:span></text:p>
      <text:p text:style-name="Text_20_body"><text:span text:style-name="T2">Tenda</text:span>: Struggle too much, and you're going to be out of breath and even more embarrassed when you wake up...</text:p>
      <text:p text:style-name="Text_20_body"><text:span text:style-name="T2">Tenda</text:span><text:span text:style-name="T1"> leans in, whispering almost maliciously, "Just go with it, be a proud father again times a hundred."</text:span></text:p>
      <text:p text:style-name="Text_20_body"><text:span text:style-name="T4">Newblood</text:span><text:span text:style-name="T3"> can tell he is being ignored, leaves the room.. and just goes to the porch</text:span></text:p>
      <text:p text:style-name="Text_20_body"><text:span text:style-name="T10">Rabid</text:span><text:span text:style-name="T9"> hears noises upstairs</text:span></text:p>
      <text:p text:style-name="Text_20_body"><text:span text:style-name="T8">Storm</text:span><text:span text:style-name="T7"> , not to be dissuaded, he resists even more</text:span></text:p>
      <text:p text:style-name="Text_20_body"><text:span text:style-name="T2">Tenda</text:span><text:span text:style-name="T1"> grunts, putting her full weight down on Storm's chest, eager to cut off his breathing without really thinking about the consequences</text:span></text:p>
      <text:p text:style-name="Text_20_body"><text:span text:style-name="T2">Tenda</text:span>: C'MON, go along.</text:p>
      <text:p text:style-name="Text_20_body"><text:span text:style-name="T2">Tenda</text:span>: Don't make this so HARD.</text:p>
      <text:p text:style-name="Text_20_body"><text:span text:style-name="T6">Unity</text:span><text:span text:style-name="T5"> pulls on Rabid's tail gently</text:span></text:p>
      <text:p text:style-name="Text_20_body"><text:span text:style-name="T8">Storm</text:span><text:span text:style-name="T7"> squeaks a bit in response, finding breathing to be difficult</text:span></text:p>
      <text:p text:style-name="Text_20_body"><text:span text:style-name="T2">Tenda</text:span><text:span text:style-name="T1"> plumbs with her moth-marehood, impatient for something to emerge as she continues rubbing her nether regions back and forth against Storm's</text:span></text:p>
      <text:p text:style-name="Text_20_body"><text:span text:style-name="T2">Tenda</text:span>: I guess this is maybe... a bad approach... should be thinking more like Watcher...</text:p>
      <text:p text:style-name="Text_20_body"><text:span text:style-name="T10">Rabid</text:span><text:span text:style-name="T9"> looks down at Unity</text:span></text:p>
      <text:p text:style-name="Text_20_body"><text:span text:style-name="T10">Rabid</text:span>: Yes, little one?</text:p>
      <text:p text:style-name="Text_20_body"><text:span text:style-name="T2">Tenda</text:span><text:span text:style-name="T1"> eases up the pressure on Storm's chest, moving her hooves instead to cradle Storm's head as she again leans in and begins sloppily kissing his neck</text:span></text:p>
      <text:p text:style-name="Text_20_body"><text:span text:style-name="T12">Yoko</text:span><text:span text:style-name="T11"> goes to comfort Newblood</text:span></text:p>
      <text:p text:style-name="Text_20_body"><text:span text:style-name="T6">Unity</text:span>: C- Can you do any tricks?</text:p>
      <text:p text:style-name="Text_20_body"><text:span text:style-name="T12">Yoko</text:span>: Don't feel bad,you did a fine job tossing your little shell around</text:p>
      <text:p text:style-name="Text_20_body"><text:span text:style-name="T4">Newblood</text:span><text:span text:style-name="T3"> weakly, "hey.."</text:span></text:p>
      <text:p text:style-name="Text_20_body"><text:span text:style-name="T10">Rabid</text:span>: No. I can't.</text:p>
      <text:p text:style-name="Text_20_body"><text:span text:style-name="T12">Yoko</text:span><text:span text:style-name="T11"> laughs</text:span></text:p>
      <text:p text:style-name="Text_20_body"><text:span text:style-name="T8">Storm</text:span><text:span text:style-name="T7"> shakes his head and glares up at Tenda</text:span></text:p>
      <text:p text:style-name="Text_20_body"><text:span text:style-name="T12">Yoko</text:span><text:span text:style-name="T11"> tries to scare Newblood</text:span></text:p>
      <text:p text:style-name="Text_20_body"><text:span text:style-name="T2">Tenda</text:span><text:span text:style-name="T1"> grows even more impatient, just slamming her hips against Storm and ceasing to rub against him</text:span></text:p>
      <text:p text:style-name="Text_20_body"><text:span text:style-name="T2">Tenda</text:span><text:span text:style-name="T1"> stares into his eyes, obviously frustrated and otherwise still and silent</text:span></text:p>
      <text:p text:style-name="Text_20_body"><text:span text:style-name="T4">Newblood</text:span><text:span text:style-name="T3"> not phased, is a soul himself</text:span></text:p>
      <text:p text:style-name="Text_20_body"><text:span text:style-name="T8">Storm</text:span>: Please get off me!</text:p>
      <text:p text:style-name="Text_20_body"><text:span text:style-name="T2">Tenda</text:span>: I'm not getting off!</text:p>
      <text:p text:style-name="Text_20_body"><text:soft-page-break/><text:span text:style-name="T2">Tenda</text:span>: You're gonna GET me off!</text:p>
      <text:p text:style-name="Text_20_body"><text:span text:style-name="T6">Unity</text:span><text:span text:style-name="T5"> frowns in dissapointment</text:span></text:p>
      <text:p text:style-name="Text_20_body"><text:span text:style-name="T8">Storm</text:span>: ( :hurrr: )</text:p>
      <text:p text:style-name="Text_20_body"><text:span text:style-name="T4">Newblood</text:span>: Sorry, but tricks won't work with me...</text:p>
      <text:p text:style-name="Text_20_body"><text:span text:style-name="T10">Rabid</text:span>: I'm sorry...</text:p>
      <text:p text:style-name="Text_20_body"><text:span text:style-name="T8">Storm</text:span>: But...I don't want to!</text:p>
      <text:p text:style-name="Text_20_body"><text:span text:style-name="T2">Tenda</text:span>: But can't I MAKE you?!</text:p>
      <text:p text:style-name="Text_20_body"><text:span text:style-name="T8">Storm</text:span>: No!</text:p>
      <text:p text:style-name="Text_20_body"><text:span text:style-name="T8">Storm</text:span><text:span text:style-name="T7"> flails</text:span></text:p>
      <text:p text:style-name="Text_20_body"><text:span text:style-name="T2">Tenda</text:span><text:span text:style-name="T1"> does her best to pin Storm's flailing legs down</text:span></text:p>
      <text:p text:style-name="Text_20_body"><text:span text:style-name="T2">Tenda</text:span><text:span text:style-name="T1"> begins grinding herself against Storm again, hopefully finding the slightest bit of his stallionhood to mount herself on</text:span></text:p>
      <text:p text:style-name="Text_20_body"><text:span text:style-name="T4">Newblood</text:span><text:span text:style-name="T3"> sighs, maybe I should try talking to him again.. I just want to apologize..</text:span></text:p>
      <text:p text:style-name="Text_20_body"><text:span text:style-name="T8">Storm</text:span><text:span text:style-name="T7"> even as he flails, his member starts to poke out in response to Tenda's grinding</text:span></text:p>
      <text:p text:style-name="Text_20_body"><text:span text:style-name="T12">Yoko</text:span><text:span text:style-name="T11"> takes out her euphonium and plays a sad song</text:span></text:p>
      <text:p text:style-name="Text_20_body"><text:span text:style-name="T2">Tenda</text:span><text:span text:style-name="T1"> coos happily, sliding on top of Storm's member with a subtle trickle of glue-like fluids further cementing the connection of the two</text:span></text:p>
      <text:p text:style-name="Text_20_body"><text:span text:style-name="T4">Newblood</text:span><text:span text:style-name="T3"> attempts to get Rabid's attention again...</text:span></text:p>
      <text:p text:style-name="Text_20_body"><text:span text:style-name="T2">Tenda</text:span><text:span text:style-name="T1"> giggles drunkenly, losing herself in the moment, "Just enjoy, eheh... and give me a good load to carry for the week..."</text:span></text:p>
      <text:p text:style-name="P1">Yoko</text:p>
      <text:p text:style-name="Text_20_body"><text:bookmark text:name="X647_YMSjt4J0E57k:1"/><text:a xlink:type="simple" xlink:href="http://youtube.com/watch?v=MSjt4J0E57k" office:target-frame-name="_BLANK" xlink:show="replace">http://youtube.com/watch?v=MSjt4J0E57k</text:a></text:p>
      <text:p text:style-name="Text_20_body"><text:span text:style-name="T10">Rabid</text:span><text:span text:style-name="T9"> notices newblood</text:span></text:p>
      <text:p text:style-name="Text_20_body"><text:span text:style-name="T4">Newblood</text:span>: Hey, can I tell ya something? I don't care about a response I just need to say this..</text:p>
      <text:p text:style-name="Text_20_body"><text:span text:style-name="T2">Tenda</text:span><text:span text:style-name="T1"> begins raising and dropping her hips rhythmically, the fluids of her moth genitals easing Storm into the air with her before each inch-high drop onto the floor with a thud</text:span></text:p>
      <text:p text:style-name="Text_20_body"><text:span text:style-name="T10">Rabid</text:span>: sure</text:p>
      <text:p text:style-name="Text_20_body"><text:span text:style-name="T6">Unity</text:span><text:span text:style-name="T5"> hides behind Rabid as Newblood talks</text:span></text:p>
      <text:p text:style-name="Text_20_body"><text:span text:style-name="T2">Tenda</text:span><text:span text:style-name="T1"> drools onto Storm as she occasionally leans in to lick or kiss him, completely lost in the throes of the moment</text:span></text:p>
      <text:p text:style-name="Text_20_body"><text:span text:style-name="T8">Storm</text:span><text:span text:style-name="T7"> finding himself unable to escape, his body goes limp as he rolls his head to the side</text:span></text:p>
      <text:p text:style-name="Text_20_body"><text:span text:style-name="T4">Newblood</text:span>: I just want to apologize for hurting you like I did, it was uncalled for.. as a friend I shouldn't have done that...</text:p>
      <text:p text:style-name="Text_20_body"><text:span text:style-name="T8">Storm</text:span><text:span text:style-name="T7"> imagines himself back in his dark nothing-coloured void of nothingness</text:span></text:p>
      <text:p text:style-name="Text_20_body"><text:span text:style-name="T8">Storm</text:span>: (bis body, not his member fyi)</text:p>
      <text:p text:style-name="Text_20_body"><text:span text:style-name="T2">Tenda</text:span><text:span text:style-name="T1"> continues rocking Storm's stallionhood, pacing herself with the slow but steady extrication and engorging of the member from its sheath</text:span></text:p>
      <text:p text:style-name="Text_20_body"><text:span text:style-name="T2">Tenda</text:span><text:span text:style-name="T1"> mumbles something sounding like "almost there" between her dribbling</text:span></text:p>
      <text:p text:style-name="Text_20_body"><text:span text:style-name="T4">Newblood</text:span>: Well, cya around.. *goes back to the porch*</text:p>
      <text:p text:style-name="Text_20_body"><text:soft-page-break/><text:span text:style-name="T10">Rabid</text:span>: its... fine.</text:p>
      <text:p text:style-name="Text_20_body"><text:span text:style-name="T6">Unity</text:span><text:span text:style-name="T5"> whimpers behind Rabid</text:span></text:p>
      <text:p text:style-name="Text_20_body"><text:span text:style-name="T12">Yoko</text:span><text:span text:style-name="T11"> plays another song</text:span></text:p>
      <text:p text:style-name="P1">Yoko</text:p>
      <text:p text:style-name="Text_20_body"><text:bookmark text:name="X647_YP1vPmC_CQQY:1"/><text:a xlink:type="simple" xlink:href="http://youtube.com/watch?v=P1vPmC_CQQY" office:target-frame-name="_BLANK" xlink:show="replace">http://youtube.com/watch?v=P1vPmC_CQQY</text:a></text:p>
      <text:p text:style-name="Text_20_body"><text:span text:style-name="T4">Newblood</text:span>: Well that's been done.. now what..?</text:p>
      <text:p text:style-name="Text_20_body"><text:span text:style-name="T8">Storm</text:span><text:span text:style-name="T7"> his whole body twitches as he quickly climaxes in Tenda; due to the situation, it is quite pathetic :hurrr:</text:span></text:p>
      <text:p text:style-name="Text_20_body"><text:span text:style-name="T2">Tenda</text:span><text:span text:style-name="T1"> emits a very brief shriek, quickly diminishing into nothing more than a high-pitched and pleasurable coo, as she feels the issuance of seed into her sac</text:span></text:p>
      <text:p text:style-name="Text_20_body"><text:span text:style-name="T2">Tenda</text:span><text:span text:style-name="T1"> collapses on Storm, and then slides off his side, eyes and head lolled in a state of euphoria</text:span></text:p>
      <text:p text:style-name="P2">Storm</text:p>
      <text:p text:style-name="Text_20_body">(Did someone say Sousa? :hithere: <text:bookmark text:name="X647_Y7eD52dt70Aw:1"/><text:a xlink:type="simple" xlink:href="http://youtube.com/watch?v=7eD52dt70Aw" office:target-frame-name="_BLANK" xlink:show="replace">http://youtube.com/watch?v=7eD52dt70Aw</text:a> )</text:p>
      <text:p text:style-name="Text_20_body"><text:span text:style-name="T2">Tenda</text:span><text:span text:style-name="T1"> seems to totally ignore him now, just bringing her legs up to cover her nether regions, letting the feeling of someone else's warmth spread throughout her</text:span></text:p>
      <text:p text:style-name="Text_20_body"><text:span text:style-name="T6">Unity</text:span>: Ummm... I have to go... I think my dad is home, he won't like it if I'm gone.</text:p>
      <text:p text:style-name="Text_20_body"><text:span text:style-name="T6">Unity</text:span><text:span text:style-name="T5"> teleports</text:span></text:p>
      <text:p text:style-name="Text_20_body"><text:span text:style-name="T6">Unity</text:span> changed name to <text:span text:style-name="T16">Watcher</text:span></text:p>
      <text:p text:style-name="Text_20_body"><text:span text:style-name="T8">Storm</text:span><text:span text:style-name="T7"> slides far away from Tenda, looking particularly unsettled</text:span></text:p>
      <text:p text:style-name="Text_20_body"><text:span text:style-name="T16">Watcher</text:span><text:span text:style-name="T15"> bursts into the house joyfully</text:span></text:p>
      <text:p text:style-name="Text_20_body"><text:span text:style-name="T2">Tenda</text:span><text:span text:style-name="T1"> continues mumbling contentedly and indecipherably, only slowly becoming more awake and aware of her surroundings</text:span></text:p>
      <text:p text:style-name="Text_20_body"><text:span text:style-name="T16">Watcher</text:span>: Hi everypony! I'm back from my trip!</text:p>
      <text:p text:style-name="Text_20_body"><text:span text:style-name="T8">Storm</text:span><text:span text:style-name="T7"> crawls to the nearest wall, assuming the fetal position</text:span></text:p>
      <text:p text:style-name="Text_20_body"><text:span text:style-name="T16">Watcher</text:span><text:span text:style-name="T15"> trots up the stairs and opens to the door joyfully until seeing Stormy and Tenda on the floor</text:span></text:p>
      <text:p text:style-name="Text_20_body"><text:span text:style-name="T12">Yoko</text:span><text:span text:style-name="T11"> plays another song</text:span></text:p>
      <text:p text:style-name="P1">Yoko</text:p>
      <text:p text:style-name="Text_20_body"><text:bookmark text:name="X647_Y-mRn9chmRAY:1"/><text:a xlink:type="simple" xlink:href="http://youtube.com/watch?v=-mRn9chmRAY" office:target-frame-name="_BLANK" xlink:show="replace">http://youtube.com/watch?v=-mRn9chmRAY</text:a></text:p>
      <text:p text:style-name="Text_20_body"><text:span text:style-name="T8">Storm</text:span><text:span text:style-name="T7"> doesn't see Watcher, instead focusing on his own internal machinations; his eyes are wide and pupils constricted and he has a look of utmost horridness</text:span></text:p>
      <text:p text:style-name="Text_20_body"><text:span text:style-name="T16">Watcher</text:span>: Wh- Wh- What- What's going on?!</text:p>
      <text:p text:style-name="Text_20_body"><text:span text:style-name="T16">Watcher</text:span><text:span text:style-name="T15"> stares at Tenda and then at Storm</text:span></text:p>
      <text:p text:style-name="Text_20_body"><text:span text:style-name="T10">Rabid</text:span><text:span text:style-name="T9"> follows Watcher upstairs now that Unity is no longer clinging to his leg</text:span></text:p>
      <text:p text:style-name="Text_20_body"><text:span text:style-name="T10">Rabid</text:span><text:span text:style-name="T9"> sees Tenda and Storm</text:span></text:p>
      <text:p text:style-name="Text_20_body"><text:span text:style-name="T10">Rabid</text:span>: W...Wow.</text:p>
      <text:p text:style-name="Text_20_body"><text:span text:style-name="T2">Tenda</text:span><text:span text:style-name="T1"> turns to face the stairwell, and Watcher and Rabid</text:span></text:p>
      <text:p text:style-name="Text_20_body"><text:span text:style-name="T8">Storm</text:span><text:span text:style-name="T7"> curls up even tighter, only slightly aware of the pones looking at him</text:span></text:p>
      <text:p text:style-name="Text_20_body"><text:soft-page-break/><text:span text:style-name="T2">Tenda</text:span><text:span text:style-name="T1"> 's face quickly takes on an agonized expression</text:span></text:p>
      <text:p text:style-name="Text_20_body"><text:span text:style-name="T2">Tenda</text:span>: *meekly* ... surprise?</text:p>
      <text:p text:style-name="Text_20_body"><text:span text:style-name="T12">Yoko</text:span><text:span text:style-name="T11"> tries to hug newblood</text:span></text:p>
      <text:p text:style-name="Text_20_body"><text:span text:style-name="T12">Yoko</text:span>: Don't feel too bad</text:p>
      <text:p text:style-name="Text_20_body"><text:span text:style-name="T10">Rabid</text:span><text:span text:style-name="T9"> glares at Tenda</text:span></text:p>
      <text:p text:style-name="Text_20_body"><text:span text:style-name="T4">Newblood</text:span>: Meh.. I live a life of Sads</text:p>
      <text:p text:style-name="Text_20_body"><text:span text:style-name="T16">Watcher</text:span>: T-Tenda? St-Stormy? :sadpie:</text:p>
      <text:p text:style-name="Text_20_body"><text:span text:style-name="T2">Tenda</text:span><text:span text:style-name="T1"> tries to pull herself together, scrambling in a state of constant falling head-over-heels to the opposite corner of the room, realizing that there's no way out except behind Rabid and Watcher</text:span></text:p>
      <text:p text:style-name="Text_20_body"><text:span text:style-name="T2">Tenda</text:span><text:span text:style-name="T1"> turns around to face them, speechless</text:span></text:p>
      <text:p text:style-name="Text_20_body"><text:span text:style-name="T8">Storm</text:span><text:span text:style-name="T7"> finally notices Watcher and Rabid, very quickly running to and hiding behind them, away from Tenda</text:span></text:p>
      <text:p text:style-name="Text_20_body"><text:span text:style-name="T2">Tenda</text:span><text:span text:style-name="T1"> feels even more like a cornered animal after Storm flees o-o;</text:span></text:p>
      <text:p text:style-name="Text_20_body"><text:span text:style-name="T16">Watcher</text:span><text:span text:style-name="T15"> pushes off of Storm and looks at him with a sad expression</text:span></text:p>
      <text:p text:style-name="Text_20_body"><text:span text:style-name="T8">Storm</text:span><text:span text:style-name="T7"> looks up at Watcher, still severely panicked</text:span></text:p>
      <text:p text:style-name="Text_20_body"><text:span text:style-name="T4">Newblood</text:span><text:span text:style-name="T3"> even though he still feels sad, the hug believe it or not made some of his shell, but not much</text:span></text:p>
      <text:p text:style-name="Text_20_body"><text:span text:style-name="T2">Tenda</text:span><text:span text:style-name="T1"> looks over the three pones grimly</text:span></text:p>
      <text:p text:style-name="Text_20_body"><text:span text:style-name="T2">Tenda</text:span>: ...I shouldn't even try to say anything, should I?</text:p>
      <text:p text:style-name="Text_20_body"><text:span text:style-name="T16">Watcher</text:span><text:span text:style-name="T15"> looks at Tenda with her eyes tearing up</text:span></text:p>
      <text:p text:style-name="Text_20_body"><text:span text:style-name="T12">Yoko</text:span>: Don't feel bad Newblood, your shell is coming back!</text:p>
      <text:p text:style-name="Text_20_body"><text:span text:style-name="T12">Yoko</text:span>: See!</text:p>
      <text:p text:style-name="Text_20_body"><text:span text:style-name="T12">Yoko</text:span><text:span text:style-name="T11"> points to part of the shell</text:span></text:p>
      <text:p text:style-name="Text_20_body"><text:span text:style-name="T2">Tenda</text:span><text:span text:style-name="T1"> can't hide a slight tinge of emotion at seeing Watcher's reaction, but doesn't seem especially moved</text:span></text:p>
      <text:p text:style-name="Text_20_body"><text:span text:style-name="T8">Storm</text:span><text:span text:style-name="T7"> curls up tightly under Watcher, tearing up slightly and convulsing</text:span></text:p>
      <text:p text:style-name="Text_20_body"><text:span text:style-name="T16">Watcher</text:span><text:span text:style-name="T15"> pushes Storm off and runs off downstairs crying</text:span></text:p>
      <text:p text:style-name="Text_20_body"><text:span text:style-name="T10">Rabid</text:span><text:span text:style-name="T9"> stands silently</text:span></text:p>
      <text:p text:style-name="Text_20_body"><text:span text:style-name="T2">Tenda</text:span>: ...</text:p>
      <text:p text:style-name="Text_20_body"><text:span text:style-name="T12">Yoko</text:span><text:span text:style-name="T11"> blushes and kisses newblood</text:span></text:p>
      <text:p text:style-name="Text_20_body"><text:span text:style-name="T2">Tenda</text:span>: So Rabid, uhhh...</text:p>
      <text:p text:style-name="Text_20_body"><text:span text:style-name="T2">Tenda</text:span>: ...jealous...?</text:p>
      <text:p text:style-name="Text_20_body"><text:span text:style-name="T12">Yoko</text:span>: Does that make you feel better?</text:p>
      <text:p text:style-name="Text_20_body"><text:span text:style-name="T8">Storm</text:span><text:span text:style-name="T7"> slides closer to Rabid, panicked</text:span></text:p>
      <text:p text:style-name="Text_20_body"><text:span text:style-name="T4">Newblood</text:span>: O_O</text:p>
      <text:p text:style-name="Text_20_body"><text:span text:style-name="T10">Rabid</text:span><text:span text:style-name="T9"> looks down at Storm</text:span></text:p>
      <text:p text:style-name="Text_20_body"><text:span text:style-name="T10">Rabid</text:span>: Very</text:p>
      <text:p text:style-name="Text_20_body"><text:span text:style-name="T8">Storm</text:span><text:span text:style-name="T7"> hides behind Rabid away from Tenda</text:span></text:p>
      <text:p text:style-name="Text_20_body"><text:soft-page-break/><text:span text:style-name="T4">Newblood</text:span>: *the shell is now formed from his head, just under his shoulders*</text:p>
      <text:p text:style-name="Text_20_body"><text:span text:style-name="T2">Tenda</text:span>: He, unnh... took your place this week, Rabid...</text:p>
      <text:p text:style-name="Text_20_body"><text:span text:style-name="T2">Tenda</text:span>: So you should...</text:p>
      <text:p text:style-name="Text_20_body"><text:span text:style-name="T2">Tenda</text:span><text:span text:style-name="T1"> trails off, unsure she has the heart to keep up appearances</text:span></text:p>
      <text:p text:style-name="Text_20_body"><text:span text:style-name="T16">Watcher</text:span>: (Rabid's been bucking 3 mares, why would he feel jealous?! :flaiL:</text:p>
      <text:p text:style-name="Text_20_body"><text:span text:style-name="T12">Yoko</text:span>: Hey,wanna play some dice games with me?</text:p>
      <text:p text:style-name="Text_20_body"><text:span text:style-name="T2">Tenda</text:span>: (None of those other mares are trying to win him over with displays of challenge and aggression :good: )</text:p>
      <text:p text:style-name="Text_20_body"><text:span text:style-name="T10">Rabid</text:span><text:span text:style-name="T9"> walks toward Tenda, smelling the air</text:span></text:p>
      <text:p text:style-name="Text_20_body"><text:span text:style-name="T8">Storm</text:span>: I....di-didn't w-w-w-want to, Rah...</text:p>
      <text:p text:style-name="Text_20_body"><text:span text:style-name="T12">Yoko</text:span>: (no longer canon)</text:p>
      <text:p text:style-name="Text_20_body"><text:span text:style-name="T8">Storm</text:span><text:span text:style-name="T7"> he manages to eke out</text:span></text:p>
      <text:p text:style-name="Text_20_body"><text:span text:style-name="T10">Rabid</text:span>: I should what?</text:p>
      <text:p text:style-name="Text_20_body"><text:span text:style-name="T2">Tenda</text:span>: ...should... quit your attitude you've had lately...</text:p>
      <text:p text:style-name="Text_20_body"><text:span text:style-name="T12">Yoko</text:span>: (Tenda I own a battleaxe)</text:p>
      <text:p text:style-name="Text_20_body"><text:span text:style-name="T4">Newblood</text:span>: Umm, sure.. I guess</text:p>
      <text:p text:style-name="Text_20_body"><text:span text:style-name="T4">Newblood</text:span>: Umm, sure.. I guess</text:p>
      <text:p text:style-name="Text_20_body"><text:span text:style-name="T12">Yoko</text:span>: okay</text:p>
      <text:p text:style-name="Text_20_body"><text:span text:style-name="T12">Yoko</text:span>: try to roll higher than me</text:p>
      <text:p text:style-name="Text_20_body"><text:span text:style-name="T12">Yoko</text:span> rolled a die. The die showed: <text:span text:style-name="Emphasis">1</text:span></text:p>
      <text:p text:style-name="Text_20_body"><text:span text:style-name="T10">Rabid</text:span>: (everything before you decided to be possesed is canon)</text:p>
      <text:p text:style-name="Text_20_body"><text:span text:style-name="T8">Storm</text:span><text:span text:style-name="T7"> slowly rolls away, down the stairs</text:span></text:p>
      <text:p text:style-name="Text_20_body"><text:span text:style-name="T10">Rabid</text:span><text:span text:style-name="T9"> circles Tenda</text:span></text:p>
      <text:p text:style-name="Text_20_body"><text:span text:style-name="T8">Storm</text:span><text:span text:style-name="T7"> not caring that rolling down the stairs is probably very dangerous</text:span></text:p>
      <text:p text:style-name="Text_20_body"><text:span text:style-name="T10">Rabid</text:span>: and what attitude is that?</text:p>
      <text:p text:style-name="Text_20_body"><text:span text:style-name="T4">Newblood</text:span> rolled a die. The die showed: <text:span text:style-name="Emphasis">2</text:span></text:p>
      <text:p text:style-name="Text_20_body"><text:span text:style-name="T12">Yoko</text:span><text:span text:style-name="T11"> laughs</text:span></text:p>
      <text:p text:style-name="Text_20_body"><text:span text:style-name="T2">Tenda</text:span>: ...thismaysoundstupid but, uhnn...</text:p>
      <text:p text:style-name="Text_20_body"><text:span text:style-name="T2">Tenda</text:span>: The attitude where you've been ... respecting me.</text:p>
      <text:p text:style-name="Text_20_body"><text:span text:style-name="T12">Yoko</text:span><text:span text:style-name="T11"> pats newblood on the shoulders</text:span></text:p>
      <text:p text:style-name="Text_20_body"><text:span text:style-name="T2">Tenda</text:span>: Or pretending to.</text:p>
      <text:p text:style-name="Text_20_body"><text:span text:style-name="T2">Tenda</text:span>: Or not responding to my goading.</text:p>
      <text:p text:style-name="Text_20_body"><text:span text:style-name="T12">Yoko</text:span>: Good job!</text:p>
      <text:p text:style-name="Text_20_body"><text:span text:style-name="T12">Yoko</text:span> rolled a die. The die showed: <text:span text:style-name="Emphasis">4</text:span></text:p>
      <text:p text:style-name="Text_20_body"><text:span text:style-name="T2">Tenda</text:span><text:span text:style-name="T1"> raises her eyes from the floor, eyeing Rabid with a flatline expression</text:span></text:p>
      <text:p text:style-name="Text_20_body"><text:span text:style-name="T4">Newblood</text:span> rolled a die. The die showed: <text:span text:style-name="Emphasis">1</text:span></text:p>
      <text:p text:style-name="Text_20_body"><text:span text:style-name="T8">Storm</text:span><text:span text:style-name="T7"> flops down the stairs with several loud thuds</text:span></text:p>
      <text:p text:style-name="Text_20_body"><text:soft-page-break/><text:span text:style-name="T12">Yoko</text:span> flipped a coin. The coin showed: <text:span text:style-name="Emphasis">Heads</text:span></text:p>
      <text:p text:style-name="Text_20_body"><text:span text:style-name="T12">Yoko</text:span>: I guess I win</text:p>
      <text:p text:style-name="Text_20_body"><text:span text:style-name="T10">Rabid</text:span><text:span text:style-name="T9"> walks behind Tenda and shoves a hoof into her, covering it with her and Storm's slop</text:span></text:p>
      <text:p text:style-name="Text_20_body"><text:span text:style-name="T2">Tenda</text:span><text:span text:style-name="T1"> groans</text:span></text:p>
      <text:p text:style-name="Text_20_body"><text:span text:style-name="T2">Tenda</text:span>: T-that's precious!</text:p>
      <text:p text:style-name="Text_20_body"><text:span text:style-name="T2">Tenda</text:span><text:span text:style-name="T1"> wheels to glare at Rabid</text:span></text:p>
      <text:p text:style-name="Text_20_body"><text:span text:style-name="T2">Tenda</text:span>: You're supposed to be angry, but DON'T take it out that way.</text:p>
      <text:p text:style-name="Text_20_body"><text:span text:style-name="T10">Rabid</text:span><text:span text:style-name="T9"> wipes the slop off his hoof down Tenda's face</text:span></text:p>
      <text:p text:style-name="Text_20_body"><text:span text:style-name="T8">Storm</text:span><text:span text:style-name="T7"> finds a floor carpet downstairs, and curls up completely under it, wanting nothing else than to not exist at the moment</text:span></text:p>
      <text:p text:style-name="Text_20_body"><text:span text:style-name="T2">Tenda</text:span><text:span text:style-name="T1"> grimaces, but can't help turning a little red as the smell inundates her</text:span></text:p>
      <text:p text:style-name="Text_20_body"><text:span text:style-name="T10">Rabid</text:span><text:span text:style-name="T9"> grabs onto Tenda by the throat and shoves a hoof back into her, twisting it around</text:span></text:p>
      <text:p text:style-name="Text_20_body"><text:span text:style-name="T2">Tenda</text:span><text:span text:style-name="T1"> gives a sputtering scream, her whole body instantly contorting and flailing in pain</text:span></text:p>
      <text:p text:style-name="Text_20_body"><text:span text:style-name="T16">Watcher</text:span><text:span text:style-name="T15"> hears the noises upstairs and bangs on the wall several times, shaking your room slightly</text:span></text:p>
      <text:p text:style-name="Text_20_body"><text:span text:style-name="T2">Tenda</text:span><text:span text:style-name="T1"> struggles to even remain on her feet, so rocked with convulsions of pain from her undersized sac being so grotesquely stretched</text:span></text:p>
      <text:p text:style-name="Text_20_body"><text:span text:style-name="T10">Rabid</text:span><text:span text:style-name="T9"> bites Tenda's shoulder, continuing to roughly hoof her</text:span></text:p>
      <text:p text:style-name="Text_20_body"><text:span text:style-name="T8">Storm</text:span><text:span text:style-name="T7"> convulses under the carpet</text:span></text:p>
      <text:p text:style-name="Text_20_body"><text:span text:style-name="T2">Tenda</text:span><text:span text:style-name="T1"> 's thrashing briefly intensifies, and then dithers off, trickles of tears on her face and blood down her rear legs becoming increasingly heavy</text:span></text:p>
      <text:p text:style-name="Text_20_body"><text:span text:style-name="T10">Rabid</text:span><text:span text:style-name="T9"> pulls his hoof from her</text:span></text:p>
      <text:p text:style-name="Text_20_body"><text:span text:style-name="T2">Tenda</text:span><text:span text:style-name="T1"> gives an exasperated gasp, as a single thick splash of blood mixed with seed and fluids falls to the floor under her</text:span></text:p>
      <text:p text:style-name="Text_20_body"><text:span text:style-name="T2">Tenda</text:span><text:span text:style-name="T1"> reels, no longer able to keep any semblance of focus in her vision of a blurred room</text:span></text:p>
      <text:p text:style-name="Text_20_body"><text:span text:style-name="T10">Rabid</text:span><text:span text:style-name="T9"> tosses tenda onto the bed</text:span></text:p>
      <text:p text:style-name="Text_20_body"><text:span text:style-name="T2">Tenda</text:span><text:span text:style-name="T1"> weakly rolls from side to side, oblivious even to the usual sharp pains of her wings as she roughly rolls over and crumples them</text:span></text:p>
      <text:p text:style-name="Text_20_body"><text:span text:style-name="T2">Tenda</text:span><text:span text:style-name="T1"> struggles to pull herself into a fetal position, quivering and feeling the earlier warmth replaced by chills throughout her body</text:span></text:p>
      <text:p text:style-name="Text_20_body"><text:span text:style-name="T12">Yoko</text:span><text:span text:style-name="T11"> rolldie</text:span></text:p>
      <text:p text:style-name="Text_20_body"><text:span text:style-name="T12">Yoko</text:span> rolled a die. The die showed: <text:span text:style-name="Emphasis">5</text:span></text:p>
      <text:p text:style-name="Text_20_body"><text:span text:style-name="T12">Yoko</text:span>: your turn!</text:p>
      <text:p text:style-name="Text_20_body"><text:span text:style-name="T4">Newblood</text:span> rolled a die. The die showed: <text:span text:style-name="Emphasis">6</text:span></text:p>
      <text:p text:style-name="Text_20_body"><text:span text:style-name="T12">Yoko</text:span>: woah!</text:p>
      <text:p text:style-name="Text_20_body"><text:span text:style-name="T12">Yoko</text:span>: you are good at this</text:p>
      <text:p text:style-name="Text_20_body"><text:span text:style-name="T12">Yoko</text:span>: hey um..</text:p>
      <text:p text:style-name="Text_20_body"><text:span text:style-name="T12">Yoko</text:span><text:span text:style-name="T11"> blushes</text:span></text:p>
      <text:p text:style-name="Text_20_body"><text:span text:style-name="T16">Watcher</text:span><text:span text:style-name="T15"> cries some more and doesn't see Stormy</text:span></text:p>
      <text:p text:style-name="Text_20_body"><text:soft-page-break/><text:span text:style-name="T12">Yoko</text:span>: Do you like me?</text:p>
      <text:p text:style-name="Text_20_body"><text:span text:style-name="T8">Storm</text:span><text:span text:style-name="T7"> cries silently and doesn't see anything on account of the carpet he's under</text:span></text:p>
      <text:p text:style-name="Text_20_body"><text:span text:style-name="T10">Rabid</text:span><text:span text:style-name="T9"> pulls tenda from the fetal position onto her stomach and climbs on top of her, his face in her mane and his stallionhood slapping against her thighs</text:span></text:p>
      <text:p text:style-name="Text_20_body"><text:span text:style-name="T2">Tenda</text:span><text:span text:style-name="T1"> opens her mouth to say something, but is apparently too conflicted to choose among the words flying through her mind at the speed of pain</text:span></text:p>
      <text:p text:style-name="Text_20_body"><text:span text:style-name="T4">Newblood</text:span>: Hmm, sure.. you seem nicer than most pones here</text:p>
      <text:p text:style-name="Text_20_body"><text:span text:style-name="T12">Yoko</text:span>: aww thanks!</text:p>
      <text:p text:style-name="Text_20_body"><text:span text:style-name="T12">Yoko</text:span><text:span text:style-name="T11"> hugs Newblood</text:span></text:p>
      <text:p text:style-name="Text_20_body"><text:span text:style-name="T12">Yoko</text:span>: Rabid just treats me like a pet</text:p>
      <text:p text:style-name="Text_20_body"><text:span text:style-name="T10">Rabid</text:span><text:span text:style-name="T9"> pushes down on Tenda's back between her wings as he pushes his member into her</text:span></text:p>
      <text:p text:style-name="Text_20_body"><text:span text:style-name="T4">Newblood</text:span><text:span text:style-name="T3"> hugs back</text:span></text:p>
      <text:p text:style-name="Text_20_body"><text:span text:style-name="T12">Yoko</text:span>: Maybe you could treat me better?</text:p>
      <text:p text:style-name="Text_20_body"><text:span text:style-name="T2">Tenda</text:span><text:span text:style-name="T1"> feebly squeaks or groans in some alternating mix</text:span></text:p>
      <text:p text:style-name="Text_20_body"><text:span text:style-name="T8">Storm</text:span><text:span text:style-name="T7"> rolls around in the carpet, turning him into a carpet-pony ball</text:span></text:p>
      <text:p text:style-name="Text_20_body"><text:span text:style-name="T2">Tenda</text:span>: R-Rabid, stop...</text:p>
      <text:p text:style-name="Text_20_body"><text:span text:style-name="T2">Tenda</text:span>: You can't...</text:p>
      <text:p text:style-name="Text_20_body"><text:span text:style-name="T10">Rabid</text:span><text:span text:style-name="T9"> grabs her wing with one hand and pulls her head up by the mane and growls in her ear</text:span></text:p>
      <text:p text:style-name="Text_20_body"><text:span text:style-name="T10">Rabid</text:span>: I already am</text:p>
      <text:p text:style-name="Text_20_body"><text:span text:style-name="T4">Newblood</text:span>: I can try, but being nice seems to always end badly for me :c</text:p>
      <text:p text:style-name="Text_20_body"><text:span text:style-name="T10">Rabid</text:span><text:span text:style-name="T9"> he thrusts in deeper</text:span></text:p>
      <text:p text:style-name="Text_20_body"><text:span text:style-name="T4">Newblood</text:span><text:span text:style-name="T3"> plays a song...</text:span></text:p>
      <text:p text:style-name="P3">Newblood</text:p>
      <text:p text:style-name="Text_20_body"><text:bookmark text:name="X647_Y4NAM3rIBG5k:1"/><text:a xlink:type="simple" xlink:href="http://youtube.com/watch?v=4NAM3rIBG5k" office:target-frame-name="_BLANK" xlink:show="replace">http://youtube.com/watch?v=4NAM3rIBG5k</text:a></text:p>
      <text:p text:style-name="Text_20_body"><text:span text:style-name="T12">Yoko</text:span>: (ooh rammstein)</text:p>
      <text:p text:style-name="Text_20_body"><text:span text:style-name="T2">Tenda</text:span><text:span text:style-name="T1"> just sputters gutturally, almost unable to breathe and completely torn apart mentally by imagined images of her innards being literally shredded</text:span></text:p>
      <text:p text:style-name="Text_20_body"><text:span text:style-name="T12">Yoko</text:span>: (my favorite)</text:p>
      <text:p text:style-name="Text_20_body"><text:span text:style-name="T12">Yoko</text:span><text:span text:style-name="T11"> smiles</text:span></text:p>
      <text:p text:style-name="Text_20_body"><text:span text:style-name="T12">Yoko</text:span>: How did you know I like Rammstein?</text:p>
      <text:p text:style-name="Text_20_body"><text:span text:style-name="T2">Tenda</text:span><text:span text:style-name="T1"> 's body responds weakly, though, some issuance of lubricating fluids slipping out stained with hastily-dried blood that must still linger inside</text:span></text:p>
      <text:p text:style-name="Text_20_body"><text:span text:style-name="T16">Watcher</text:span><text:span text:style-name="T15"> sees the carpet roll and kicks it</text:span></text:p>
      <text:p text:style-name="Text_20_body"><text:span text:style-name="T4">Newblood</text:span>: It was a lucky guess.. I suppose, I have had this song in my head all day</text:p>
      <text:p text:style-name="Text_20_body"><text:span text:style-name="T8">Storm</text:span><text:span text:style-name="T7"> yelps as he's kicked, the carpet ball rolling and hitting the wall</text:span></text:p>
      <text:p text:style-name="Text_20_body"><text:span text:style-name="T10">Rabid</text:span><text:span text:style-name="T9"> wraps one hoof around Tenda's throat and another around her belly, holding her tight and still as he thrusts the rest of his stallionhood into her</text:span></text:p>
      <text:p text:style-name="Text_20_body"><text:span text:style-name="T2">Tenda</text:span><text:span text:style-name="T1"> audibly gags, and convulsions can be felt in her stomach as she nearly heaves under the </text:span><text:soft-page-break/><text:span text:style-name="T1">heavy and mixed weight of the sensations being similarly 'thrust' upon her</text:span></text:p>
      <text:p text:style-name="Text_20_body"><text:span text:style-name="T8">Storm</text:span>: Luh...leave m..me alone!</text:p>
      <text:p text:style-name="Text_20_body"><text:span text:style-name="T16">Watcher</text:span>: Stupid talking carpet... *kicks it again and talks to herself*</text:p>
      <text:p text:style-name="Text_20_body"><text:span text:style-name="T8">Storm</text:span>: Ow! :whiney:</text:p>
      <text:p text:style-name="Text_20_body"><text:span text:style-name="T4">Newblood</text:span>: (I think the song Amerika is more less making fun of Americans)</text:p>
      <text:p text:style-name="Text_20_body"><text:span text:style-name="T12">Yoko</text:span><text:span text:style-name="T11"> whispers to Newblood</text:span></text:p>
      <text:p text:style-name="Text_20_body"><text:span text:style-name="T10">Rabid</text:span><text:span text:style-name="T9"> begins thrusting around inside Tenda, still holding her tight</text:span></text:p>
      <text:p text:style-name="Text_20_body"><text:span text:style-name="T16">Watcher</text:span>: How could he do this to me... I thought he loved me and I go away for a few days... And find- find that!</text:p>
      <text:p text:style-name="Text_20_body"><text:span text:style-name="T2">Tenda</text:span><text:span text:style-name="T1"> bounces between the yielding bed beneath her and Rabid above, face clenched in discomfort as her ears are flooded with the sound of wet smacking</text:span></text:p>
      <text:p text:style-name="Text_20_body"><text:span text:style-name="T8">Storm</text:span>: J-j-j-ust let this pathetic carpet ball die, already!</text:p>
      <text:p text:style-name="Text_20_body"><text:span text:style-name="T16">Watcher</text:span><text:span text:style-name="T15"> kicks the carpet again "Just shut up! I'm question my love life here and I don't need your whining!"</text:span></text:p>
      <text:p text:style-name="Text_20_body"><text:span text:style-name="T8">Storm</text:span><text:span text:style-name="T7"> flops out of the carpet, yelping out and crying</text:span></text:p>
      <text:p text:style-name="Text_20_body"><text:span text:style-name="T10">Rabid</text:span><text:span text:style-name="T9"> puts a hoof on either of Tenda's shoulders pulls them as he thrusts into her, smashing her wings against her back</text:span></text:p>
      <text:p text:style-name="Text_20_body"><text:span text:style-name="T12">Yoko</text:span>: Follow me,Newblood</text:p>
      <text:p text:style-name="Text_20_body"><text:span text:style-name="T4">Newblood</text:span>: Alright</text:p>
      <text:p text:style-name="Text_20_body"><text:span text:style-name="T2">Tenda</text:span><text:span text:style-name="T1"> cries out as loud as she can, as agonizing as she can, her throat finally free and the culmination of all her pains coming as her already-crumpled wings are flattened and, she fears, broken in places</text:span></text:p>
      <text:p text:style-name="Text_20_body"><text:span text:style-name="T4">Newblood</text:span><text:span text:style-name="T3"> goes with Yoko</text:span></text:p>
      <text:p text:style-name="Text_20_body"><text:span text:style-name="T2">Tenda</text:span><text:span text:style-name="T1"> can only pant in uneven and gasping breaths, not even composed enough to scream again or form a single coherent word</text:span></text:p>
      <text:p text:style-name="Text_20_body"><text:span text:style-name="T12">Yoko</text:span><text:span text:style-name="T11"> opens up a portal to hell and drags Newblood inside</text:span></text:p>
      <text:p text:style-name="Text_20_body"><text:span text:style-name="T12">Yoko</text:span>: Did you know that I'm stillllllll a demon?</text:p>
      <text:p text:style-name="Text_20_body"><text:span text:style-name="T12">Yoko</text:span><text:span text:style-name="T11"> laughs</text:span></text:p>
      <text:p text:style-name="Text_20_body"><text:span text:style-name="T4">Newblood</text:span>: Doesn't bother me c:</text:p>
      <text:p text:style-name="Text_20_body"><text:span text:style-name="T16">Watcher</text:span><text:span text:style-name="T15"> looks at Stormy and kicks him</text:span></text:p>
      <text:p text:style-name="Text_20_body"><text:span text:style-name="T12">Yoko</text:span><text:span text:style-name="T11"> closes the portal behind her</text:span></text:p>
      <text:p text:style-name="Text_20_body"><text:span text:style-name="T10">Rabid</text:span><text:span text:style-name="T9"> thrusts faster as his stallionhood starts to flare</text:span></text:p>
      <text:p text:style-name="Text_20_body"><text:span text:style-name="T12">Yoko</text:span>: Good</text:p>
      <text:p text:style-name="Text_20_body"><text:span text:style-name="T12">Yoko</text:span>: Rabid shouldn't be able to access this place unless he dies somehow</text:p>
      <text:p text:style-name="Text_20_body"><text:span text:style-name="T12">Yoko</text:span>: Now...</text:p>
      <text:p text:style-name="Text_20_body"><text:span text:style-name="T8">Storm</text:span><text:span text:style-name="T7"> yelps, still crying and shivering and wishing he didn't exist</text:span></text:p>
      <text:p text:style-name="Text_20_body"><text:span text:style-name="T2">Tenda</text:span><text:span text:style-name="T1"> finds herself stupefied and becoming helplessly lost to basal instincts again, drooling as her shivers stop and warmth returns between her thighs, though they become no wetter or more hospitable</text:span></text:p>
      <text:p text:style-name="Text_20_body"><text:soft-page-break/><text:span text:style-name="T12">Yoko</text:span><text:span text:style-name="T11"> equips her trusty riding crop</text:span></text:p>
      <text:p text:style-name="Text_20_body"><text:span text:style-name="T12">Yoko</text:span>: We are going to whip those sads out of you!</text:p>
      <text:p text:style-name="Text_20_body"><text:span text:style-name="T12">Yoko</text:span><text:span text:style-name="T11"> whips Newblood</text:span></text:p>
      <text:p text:style-name="Text_20_body"><text:span text:style-name="T4">Newblood</text:span>: D:</text:p>
      <text:p text:style-name="Text_20_body"><text:span text:style-name="T16">Watcher</text:span>: Storm- I- I can't stand to look at you right now... Ju- Just go!</text:p>
      <text:p text:style-name="Text_20_body"><text:span text:style-name="T10">Rabid</text:span><text:span text:style-name="T9"> pushes as deep into Tenda as he can, hooves gripping her shoulders, his thighs clamping around her hips, as he unleashes torrents of hot creamy seed into her</text:span></text:p>
      <text:p text:style-name="Text_20_body"><text:span text:style-name="T2">Tenda</text:span><text:span text:style-name="T1"> buckles into a bow shape, her upper body pulled up by Rabid's before plunging down again in a strained curve only to rise slightly again as the size of Rabid's member literally lifts her rear off the bed</text:span></text:p>
      <text:p text:style-name="Text_20_body"><text:span text:style-name="T12">Yoko</text:span>: shh</text:p>
      <text:p text:style-name="Text_20_body"><text:span text:style-name="T8">Storm</text:span><text:span text:style-name="T7"> slowly shuffles out the door, casting a sad glance at Watcher before departing</text:span></text:p>
      <text:p text:style-name="Text_20_body"><text:span text:style-name="T12">Yoko</text:span><text:span text:style-name="T11"> pushes newblood to the ground and mounts him</text:span></text:p>
      <text:p text:style-name="Text_20_body"><text:span text:style-name="T12">Yoko</text:span>: I havn't had another stallion in a looooong time</text:p>
      <text:p text:style-name="Text_20_body"><text:span text:style-name="T2">Tenda</text:span><text:span text:style-name="T1"> meeps quietly, and quivers, drooling and leaking seed from her stretched sac 'marehood,' unaware of anything as she stares forward expressionlessly</text:span></text:p>
      <text:p text:style-name="Text_20_body"><text:span text:style-name="T4">Newblood</text:span><text:span text:style-name="T3"> just looks up at Yoko, with a innocent Face</text:span></text:p>
      <text:p text:style-name="Text_20_body"><text:span text:style-name="T4">Newblood</text:span><text:span text:style-name="T3"> just looks up at Yoko, with a innocent Face</text:span></text:p>
      <text:p text:style-name="Text_20_body"><text:span text:style-name="T12">Yoko</text:span>: What?</text:p>
      <text:p text:style-name="Text_20_body"><text:span text:style-name="T10">Rabid</text:span><text:span text:style-name="T9"> dismounts Tenda with an audible PLOP and falls off to the side of her</text:span></text:p>
      <text:p text:style-name="Text_20_body"><text:span text:style-name="T12">Yoko</text:span>: No one will find out..</text:p>
      <text:p text:style-name="Text_20_body"><text:span text:style-name="T4">Newblood</text:span>: (I'm getting real tired of double posts..)</text:p>
      <text:p text:style-name="Text_20_body"><text:span text:style-name="T2">Tenda</text:span><text:span text:style-name="T1"> finally is free to collapse, and does so, quickly pulling herself into the fetal position again while her eyes remain wide yet expressionless, glazed but not teary</text:span></text:p>
      <text:p text:style-name="Text_20_body"><text:span text:style-name="T8">Storm</text:span><text:span text:style-name="T7"> perches himself in a tree and stares up at the night sky</text:span></text:p>
      <text:p text:style-name="Text_20_body"><text:span text:style-name="T16">Watcher</text:span><text:span text:style-name="T15"> raises her snout and snorts</text:span></text:p>
      <text:p text:style-name="Text_20_body"><text:span text:style-name="T10">Rabid</text:span><text:span text:style-name="T9"> snores as he falls asleep</text:span></text:p>
      <text:p text:style-name="Text_20_body"><text:span text:style-name="T12">Yoko</text:span><text:span text:style-name="T11"> pokes Newblood</text:span></text:p>
      <text:p text:style-name="Text_20_body"><text:span text:style-name="T4">Newblood</text:span><text:span text:style-name="T3"> sits up a little bit to kiss Yoko</text:span></text:p>
      <text:p text:style-name="Text_20_body"><text:span text:style-name="T12">Yoko</text:span><text:span text:style-name="T11"> kisses Newblood back</text:span></text:p>
      <text:p text:style-name="Text_20_body"><text:span text:style-name="T12">Yoko</text:span>: Oh... so you do care about me..</text:p>
      <text:p text:style-name="Text_20_body"><text:span text:style-name="T4">Newblood</text:span>: So what if I do..?</text:p>
      <text:p text:style-name="Text_20_body"><text:span text:style-name="T8">Storm</text:span>: ...</text:p>
      <text:p text:style-name="Text_20_body"><text:span text:style-name="T8">Storm</text:span><text:span text:style-name="T7"> suddenly leans his head over the branch and pukes loudly</text:span></text:p>
      <text:p text:style-name="Text_20_body"><text:span text:style-name="T4">Newblood</text:span><text:span text:style-name="T3"> kisses Yoko more before she can say anything</text:span></text:p>
      <text:p text:style-name="Text_20_body"><text:span text:style-name="T2">Tenda</text:span><text:span text:style-name="T1"> turns to face Rabid so tranquilly sleeping, and can barely contain herself</text:span></text:p>
      <text:p text:style-name="Text_20_body"><text:span text:style-name="T2">Tenda</text:span><text:span text:style-name="T1"> gives a defeated sigh, and attempts to quietly, dragging herself as she crawls, exit the other side of the bed</text:span></text:p>
      <text:p text:style-name="Text_20_body"><text:soft-page-break/><text:span text:style-name="T12">Yoko</text:span><text:span text:style-name="T11"> kisses newblood with the same passion</text:span></text:p>
      <text:p text:style-name="Text_20_body"><text:span text:style-name="T2">Tenda</text:span><text:span text:style-name="T1"> continues dragging herself across the floor, but stops at the stairwell, thoughts of how she has completely shit on everyone else tonight flitting through her mind</text:span></text:p>
      <text:p text:style-name="Text_20_body"><text:span text:style-name="T2">Tenda</text:span><text:span text:style-name="T1"> reluctantly, and somewhat pathetically, turns back to watch Rabid's snoring form atop the bed</text:span></text:p>
      <text:p text:style-name="Text_20_body"><text:span text:style-name="T4">Newblood</text:span><text:span text:style-name="T3"> starts to feel his Stallionhood break free a bit as he continues to Kiss Yoko more passionately</text:span></text:p>
      <text:p text:style-name="Text_20_body"><text:span text:style-name="T2">Tenda</text:span><text:span text:style-name="T1"> turns, and crawls back into bed, but perched at the furthest point from Rabid and with her back towards him</text:span></text:p>
      <text:p text:style-name="Text_20_body"><text:span text:style-name="T12">Yoko</text:span>: Still stiff?</text:p>
      <text:p text:style-name="Text_20_body"><text:span text:style-name="T12">Yoko</text:span><text:span text:style-name="T11"> laughs and continues kissing</text:span></text:p>
      <text:p text:style-name="Text_20_body"><text:span text:style-name="T10">Rabid</text:span><text:span text:style-name="T9"> rolls over lays an arm over Tenda as he sleeps</text:span></text:p>
      <text:p text:style-name="Text_20_body"><text:span text:style-name="T16">Watcher</text:span><text:span text:style-name="T15"> sits on the couch and starts mumbling angerily</text:span></text:p>
      <text:p text:style-name="Text_20_body"><text:span text:style-name="T8">Storm</text:span><text:span text:style-name="T7"> keeps puking, emptying his stomach onto the ground</text:span></text:p>
      <text:p text:style-name="Text_20_body"><text:span text:style-name="T2">Tenda</text:span><text:span text:style-name="T1"> pulls the arm closer to her, eyes almost twitching as she stares wide-eyed at the wall in front of her shivering</text:span></text:p>
      <text:p text:style-name="Text_20_body"><text:span text:style-name="T4">Newblood</text:span><text:span text:style-name="T3"> he starts to lay back down a bit before he then gets back up and pushes Yoko Down onto her back, kissing her even more now</text:span></text:p>
      <text:p text:style-name="Text_20_body"><text:span text:style-name="T16">Watcher</text:span><text:span text:style-name="T15"> looks down at her necklace, thinking of breaking it</text:span></text:p>
      <text:p text:style-name="Text_20_body"><text:span text:style-name="T2">Tenda</text:span><text:span text:style-name="T1"> tries more than once to close her eyes, but can't blot out the haunting idea of how many ponies she may have estranged over the course of the day</text:span></text:p>
      <text:p text:style-name="Text_20_body"><text:span text:style-name="T2">Tenda</text:span><text:span text:style-name="T1"> only continues intermittently tugging Rabid's arm closer, and closer, and again, trying to convince herself of a kind of security so that she can close those eyes and maybe sleep as fitfully as Rabid seems to be</text:span></text:p>
      <text:p text:style-name="Text_20_body"><text:span text:style-name="T8">Storm</text:span><text:span text:style-name="T7"> lies on the branch, depressed (and wishing he didn't exist), stroking the string on his neck obsessively</text:span></text:p>
      <text:p text:style-name="Text_20_body"><text:span text:style-name="T10">Rabid</text:span><text:span text:style-name="T9"> sleepily responds to the tugging of his arm by scooting closer to Tenda and enveloping her in a hug, spooning her</text:span></text:p>
      <text:p text:style-name="Text_20_body"><text:span text:style-name="T16">Watcher</text:span><text:span text:style-name="T15"> decides against it and lays on the couch looking at the windwo</text:span></text:p>
      <text:p text:style-name="Text_20_body"><text:span text:style-name="T2">Tenda</text:span>: ( *plays clips from the Requiem for a Dream soundtrack as Watcher, Tenda, and Storm all feel themselves crushed by the weight of the world* :hurrr: )</text:p>
      <text:p text:style-name="Text_20_body"><text:span text:style-name="T12">Yoko</text:span><text:span text:style-name="T11"> nibbles on Newbloods ear</text:span></text:p>
      <text:p text:style-name="P4">Rabid</text:p>
      <text:p text:style-name="Text_20_body">(that's much better than raping to 1812 Overture Finale <text:bookmark text:name="X647_YG4h7NGMz2RI:1"/><text:a xlink:type="simple" xlink:href="http://youtube.com/watch?v=G4h7NGMz2RI" office:target-frame-name="_BLANK" xlink:show="replace">http://youtube.com/watch?v=G4h7NGMz2RI</text:a> :hurrr: )</text:p>
      <text:p text:style-name="Text_20_body"><text:span text:style-name="T2">Tenda</text:span>: (*submits list of 'Top 10 Songs to Rape To' to major internet news publications*)</text:p>
      <text:p text:style-name="Text_20_body"><text:span text:style-name="T2">Tenda</text:span>: (god I feel kind of dirty after that having been a victim of sexual violence myself)</text:p>
      <text:p text:style-name="Text_20_body"><text:span text:style-name="T8">Storm</text:span>: (Is it better than timing your thrusts to the 1812 overture? :hurrr: :good: )</text:p>
      <text:p text:style-name="Text_20_body"><text:span text:style-name="T2">Tenda</text:span>: (it's kind of easy to remain distant from it when it's weird hybrid magical ponies though o-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22S</meta:editing-duration>
    <meta:editing-cycles>4</meta:editing-cycles>
    <meta:generator>OpenOffice.org/3.4.1$Win32 OpenOffice.org_project/341m1$Build-9593</meta:generator>
    <dc:date>2013-09-07T00:06:44.24</dc:date>
    <meta:document-statistic meta:table-count="0" meta:image-count="0" meta:object-count="0" meta:page-count="25" meta:paragraph-count="841" meta:word-count="7720" meta:character-count="43831"/>
    <meta:user-defined meta:name="Info 1"/>
    <meta:user-defined meta:name="Info 2"/>
    <meta:user-defined meta:name="Info 3"/>
    <meta:user-defined meta:name="Info 4"/>
  </office:meta>
</office:document-meta>
</file>